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1" svg:font-family="Arial, sans-serif"/>
    <style:font-face style:name="Calibri1" svg:font-family="Calibri, sans-serif"/>
    <style:font-face style:name="Georgia" svg:font-family="Georgia, serif"/>
    <style:font-face style:name="Georgia\, serif" svg:font-family="'Georgia\, serif'"/>
    <style:font-face style:name="Helvetica Neue" svg:font-family="'Helvetica Neue', Arial, sans-serif"/>
    <style:font-face style:name="Helvetica" svg:font-family="Helvetica, Arial, sans-serif"/>
    <style:font-face style:name="Interstate-Light1" svg:font-family="Interstate-Light, serif"/>
    <style:font-face style:name="Lucida Grande1" svg:font-family="'Lucida Grande'"/>
    <style:font-face style:name="Lucida Grande" svg:font-family="'Lucida Grande', Verdana, Arial, Helvetica, sans-serif"/>
    <style:font-face style:name="Mangal1" svg:font-family="Mangal"/>
    <style:font-face style:name="Times New Roman1" svg:font-family="'Times New Roman'"/>
    <style:font-face style:name="Verdana3" svg:font-family="Verdana"/>
    <style:font-face style:name="Verdana2" svg:font-family="Verdana, Helvetica, sans-serif"/>
    <style:font-face style:name="Verdana1" svg:font-family="Verdana, sans-serif"/>
    <style:font-face style:name="arial" svg:font-family="arial, sans-serif"/>
    <style:font-face style:name="inherit" svg:font-family="inherit"/>
    <style:font-face style:name="sans-serif" svg:font-family="sans-serif"/>
    <style:font-face style:name="serif" svg:font-family="serif"/>
    <style:font-face style:name="Calibri" svg:font-family="Calibri" style:font-family-generic="roman"/>
    <style:font-face style:name="EspritMath" svg:font-family="EspritMath" style:font-family-generic="roman"/>
    <style:font-face style:name="EspritMathBookItalic" svg:font-family="EspritMathBookItalic" style:font-family-generic="roman"/>
    <style:font-face style:name="HelveticaNeue-Roman" svg:font-family="HelveticaNeue-Roman" style:font-family-generic="roman"/>
    <style:font-face style:name="Interstate-Bold" svg:font-family="Interstate-Bold" style:font-family-generic="roman"/>
    <style:font-face style:name="Interstate-Light" svg:font-family="Interstate-Light" style:font-family-generic="roman"/>
    <style:font-face style:name="Interstate-RegularItalic" svg:font-family="Interstate-RegularItalic" style:font-family-generic="roman"/>
    <style:font-face style:name="MathematicalPi-Six" svg:font-family="MathematicalPi-Six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Plato Regular" svg:font-family="'Plat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20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line-height="200%" fo:orphans="0" fo:widows="0"/>
      <style:text-properties style:font-name="Times New Roman" fo:font-size="12pt" officeooo:paragraph-rsid="00241e41" style:font-size-asian="12pt" style:font-size-complex="12pt"/>
    </style:style>
    <style:style style:name="P3" style:family="paragraph" style:parent-style-name="Text_20_body">
      <style:paragraph-properties fo:line-height="200%" fo:orphans="0" fo:widows="0"/>
      <style:text-properties style:font-name="Times New Roman" fo:font-size="12pt" officeooo:paragraph-rsid="00359cc8" style:font-size-asian="12pt" style:font-size-complex="12pt"/>
    </style:style>
    <style:style style:name="P4" style:family="paragraph" style:parent-style-name="Text_20_body">
      <style:paragraph-properties fo:line-height="200%" fo:orphans="0" fo:widows="0"/>
      <style:text-properties style:font-name="Times New Roman" fo:font-size="12pt" officeooo:paragraph-rsid="00272da9" style:font-size-asian="12pt" style:font-size-complex="12pt"/>
    </style:style>
    <style:style style:name="P5" style:family="paragraph" style:parent-style-name="Text_20_body">
      <style:paragraph-properties fo:line-height="200%" fo:orphans="0" fo:widows="0"/>
      <style:text-properties style:font-name="Times New Roman" fo:font-size="12pt" officeooo:paragraph-rsid="002000ee" style:font-size-asian="12pt" style:font-size-complex="12pt"/>
    </style:style>
    <style:style style:name="P6" style:family="paragraph" style:parent-style-name="Text_20_body">
      <style:paragraph-properties fo:line-height="200%" fo:orphans="0" fo:widows="0"/>
      <style:text-properties style:font-name="Times New Roman" fo:font-size="12pt" officeooo:paragraph-rsid="0028eb3b" style:font-size-asian="12pt" style:font-size-complex="12pt"/>
    </style:style>
    <style:style style:name="P7" style:family="paragraph" style:parent-style-name="Text_20_body">
      <style:paragraph-properties fo:line-height="200%" fo:orphans="0" fo:widows="0"/>
      <style:text-properties style:font-name="Times New Roman" fo:font-size="12pt" officeooo:paragraph-rsid="00207e54" style:font-size-asian="12pt" style:font-size-complex="12pt"/>
    </style:style>
    <style:style style:name="P8" style:family="paragraph" style:parent-style-name="Text_20_body">
      <style:paragraph-properties fo:line-height="200%" fo:orphans="0" fo:widows="0"/>
      <style:text-properties style:font-name="Times New Roman" fo:font-size="12pt" officeooo:paragraph-rsid="00372c71" style:font-size-asian="12pt" style:font-size-complex="12pt"/>
    </style:style>
    <style:style style:name="P9" style:family="paragraph" style:parent-style-name="Text_20_body">
      <style:paragraph-properties fo:line-height="200%" fo:orphans="0" fo:widows="0"/>
      <style:text-properties style:font-name="Times New Roman" fo:font-size="12pt" officeooo:paragraph-rsid="0038be55" style:font-size-asian="12pt" style:font-size-complex="12pt"/>
    </style:style>
    <style:style style:name="P10" style:family="paragraph" style:parent-style-name="Text_20_body">
      <style:paragraph-properties fo:line-height="200%" fo:orphans="0" fo:widows="0"/>
      <style:text-properties style:font-name="Times New Roman" fo:font-size="12pt" officeooo:paragraph-rsid="004bf1a5" style:font-size-asian="12pt" style:font-size-complex="12pt"/>
    </style:style>
    <style:style style:name="P11" style:family="paragraph" style:parent-style-name="Text_20_body">
      <style:paragraph-properties fo:line-height="200%"/>
      <style:text-properties style:font-name="Times New Roman" fo:font-size="12pt" officeooo:paragraph-rsid="0022fa9f" style:font-size-asian="12pt" style:font-size-complex="12pt"/>
    </style:style>
    <style:style style:name="P12" style:family="paragraph" style:parent-style-name="Text_20_body">
      <style:paragraph-properties fo:line-height="200%"/>
      <style:text-properties style:font-name="Times New Roman" fo:font-size="12pt" officeooo:paragraph-rsid="0033b710" style:font-size-asian="12pt" style:font-size-complex="12pt"/>
    </style:style>
    <style:style style:name="P13" style:family="paragraph" style:parent-style-name="Text_20_body">
      <style:paragraph-properties fo:line-height="200%"/>
      <style:text-properties style:font-name="Times New Roman" fo:font-size="12pt" officeooo:paragraph-rsid="0033cb49" style:font-size-asian="12pt" style:font-size-complex="12pt"/>
    </style:style>
    <style:style style:name="P14" style:family="paragraph" style:parent-style-name="Text_20_body">
      <style:paragraph-properties fo:line-height="200%"/>
      <style:text-properties style:font-name="Times New Roman" fo:font-size="12pt" officeooo:paragraph-rsid="00359cc8" style:font-size-asian="12pt" style:font-size-complex="12pt"/>
    </style:style>
    <style:style style:name="P15" style:family="paragraph" style:parent-style-name="Text_20_body">
      <style:paragraph-properties fo:line-height="200%"/>
      <style:text-properties style:font-name="Times New Roman" fo:font-size="12pt" officeooo:paragraph-rsid="00207e54" style:font-size-asian="12pt" style:font-size-complex="12pt"/>
    </style:style>
    <style:style style:name="P16" style:family="paragraph" style:parent-style-name="Text_20_body">
      <style:paragraph-properties fo:line-height="200%"/>
      <style:text-properties style:font-name="Times New Roman" fo:font-size="12pt" officeooo:paragraph-rsid="001e0995" style:font-size-asian="12pt" style:font-size-complex="12pt"/>
    </style:style>
    <style:style style:name="P17" style:family="paragraph" style:parent-style-name="Text_20_body">
      <style:paragraph-properties fo:line-height="200%"/>
      <style:text-properties style:font-name="Times New Roman" fo:font-size="12pt" officeooo:paragraph-rsid="00264aae" style:font-size-asian="12pt" style:font-size-complex="12pt"/>
    </style:style>
    <style:style style:name="P18" style:family="paragraph" style:parent-style-name="Text_20_body">
      <style:paragraph-properties fo:line-height="200%"/>
      <style:text-properties style:font-name="Times New Roman" fo:font-size="12pt" officeooo:paragraph-rsid="001c5a3d" style:font-size-asian="12pt" style:font-size-complex="12pt"/>
    </style:style>
    <style:style style:name="P19" style:family="paragraph" style:parent-style-name="Text_20_body">
      <style:paragraph-properties fo:line-height="200%"/>
      <style:text-properties style:font-name="Times New Roman" fo:font-size="12pt" officeooo:paragraph-rsid="00272da9" style:font-size-asian="12pt" style:font-size-complex="12pt"/>
    </style:style>
    <style:style style:name="P20" style:family="paragraph" style:parent-style-name="Text_20_body">
      <style:paragraph-properties fo:line-height="200%"/>
      <style:text-properties style:font-name="Times New Roman" fo:font-size="12pt" officeooo:paragraph-rsid="00241e41" style:font-size-asian="12pt" style:font-size-complex="12pt"/>
    </style:style>
    <style:style style:name="P21" style:family="paragraph" style:parent-style-name="Text_20_body">
      <style:paragraph-properties fo:line-height="200%"/>
      <style:text-properties style:font-name="Times New Roman" fo:font-size="12pt" officeooo:paragraph-rsid="002000ee" style:font-size-asian="12pt" style:font-size-complex="12pt"/>
    </style:style>
    <style:style style:name="P22" style:family="paragraph" style:parent-style-name="Text_20_body">
      <style:paragraph-properties fo:line-height="200%"/>
      <style:text-properties style:font-name="Times New Roman" fo:font-size="12pt" officeooo:paragraph-rsid="0024c238" style:font-size-asian="12pt" style:font-size-complex="12pt"/>
    </style:style>
    <style:style style:name="P23" style:family="paragraph" style:parent-style-name="Text_20_body">
      <style:paragraph-properties fo:line-height="200%"/>
      <style:text-properties style:font-name="Times New Roman" fo:font-size="12pt" officeooo:paragraph-rsid="0022fb78" style:font-size-asian="12pt" style:font-size-complex="12pt"/>
    </style:style>
    <style:style style:name="P24" style:family="paragraph" style:parent-style-name="Text_20_body">
      <style:paragraph-properties fo:line-height="200%"/>
      <style:text-properties style:font-name="Times New Roman" fo:font-size="12pt" officeooo:paragraph-rsid="00372c71" style:font-size-asian="12pt" style:font-size-complex="12pt"/>
    </style:style>
    <style:style style:name="P25" style:family="paragraph" style:parent-style-name="Text_20_body">
      <style:paragraph-properties fo:line-height="200%"/>
      <style:text-properties style:font-name="Times New Roman" fo:font-size="12pt" officeooo:paragraph-rsid="0038be55" style:font-size-asian="12pt" style:font-size-complex="12pt"/>
    </style:style>
    <style:style style:name="P26" style:family="paragraph" style:parent-style-name="Text_20_body">
      <style:paragraph-properties fo:line-height="200%"/>
      <style:text-properties style:font-name="Times New Roman" fo:font-size="12pt" officeooo:paragraph-rsid="003d5264" style:font-size-asian="12pt" style:font-size-complex="12pt"/>
    </style:style>
    <style:style style:name="P27" style:family="paragraph" style:parent-style-name="Text_20_body">
      <style:paragraph-properties fo:line-height="200%"/>
      <style:text-properties style:font-name="Times New Roman" fo:font-size="12pt" officeooo:paragraph-rsid="0048f93f" style:font-size-asian="12pt" style:font-size-complex="12pt"/>
    </style:style>
    <style:style style:name="P28" style:family="paragraph" style:parent-style-name="Text_20_body">
      <style:paragraph-properties fo:line-height="200%"/>
      <style:text-properties style:font-name="Times New Roman" fo:font-size="12pt" officeooo:paragraph-rsid="003d5264"/>
    </style:style>
    <style:style style:name="P29" style:family="paragraph" style:parent-style-name="Text_20_body">
      <style:paragraph-properties fo:line-height="200%"/>
      <style:text-properties style:font-name="Times New Roman" officeooo:paragraph-rsid="004bf1a5"/>
    </style:style>
    <style:style style:name="P30" style:family="paragraph" style:parent-style-name="Text_20_body">
      <style:paragraph-properties fo:line-height="200%" fo:orphans="0" fo:widows="0"/>
      <style:text-properties style:font-name="Verdana1" fo:font-size="10pt" officeooo:paragraph-rsid="0038be55"/>
    </style:style>
    <style:style style:name="P31" style:family="paragraph" style:parent-style-name="Text_20_body">
      <style:paragraph-properties fo:line-height="200%"/>
      <style:text-properties style:font-name="Verdana1" fo:font-size="10pt" officeooo:paragraph-rsid="001e0995"/>
    </style:style>
    <style:style style:name="P32" style:family="paragraph" style:parent-style-name="Text_20_body">
      <style:paragraph-properties fo:line-height="200%" fo:orphans="0" fo:widows="0"/>
      <style:text-properties fo:color="#333333" style:font-name="Lucida Grande1" fo:font-size="11pt" officeooo:paragraph-rsid="00359cc8"/>
    </style:style>
    <style:style style:name="P33" style:family="paragraph" style:parent-style-name="Text_20_body">
      <style:paragraph-properties fo:line-height="200%"/>
      <style:text-properties fo:color="#333333" style:font-name="Times New Roman" fo:font-size="12pt" officeooo:paragraph-rsid="00207e54" style:font-size-asian="12pt" style:font-size-complex="12pt"/>
    </style:style>
    <style:style style:name="P34" style:family="paragraph" style:parent-style-name="Text_20_body">
      <style:paragraph-properties fo:line-height="200%" fo:orphans="0" fo:widows="0"/>
      <style:text-properties fo:color="#333333" style:font-name="Times New Roman" fo:font-size="12pt" officeooo:paragraph-rsid="00359cc8" style:font-size-asian="12pt" style:font-size-complex="12pt"/>
    </style:style>
    <style:style style:name="P35" style:family="paragraph" style:parent-style-name="Text_20_body">
      <style:paragraph-properties fo:line-height="200%" fo:orphans="0" fo:widows="0"/>
      <style:text-properties fo:color="#333333" style:font-name="Times New Roman" fo:font-size="12pt" officeooo:paragraph-rsid="00372c71" style:font-size-asian="12pt" style:font-size-complex="12pt"/>
    </style:style>
    <style:style style:name="P36" style:family="paragraph" style:parent-style-name="Text_20_body">
      <style:paragraph-properties fo:line-height="200%"/>
      <style:text-properties fo:color="#333333" style:font-name="Times New Roman" fo:font-size="12pt" officeooo:paragraph-rsid="00359cc8" style:font-size-asian="12pt" style:font-size-complex="12pt"/>
    </style:style>
    <style:style style:name="P37" style:family="paragraph" style:parent-style-name="Text_20_body">
      <style:paragraph-properties fo:line-height="200%"/>
      <style:text-properties fo:color="#333333" style:font-name="Times New Roman" fo:font-size="12pt" officeooo:paragraph-rsid="0033cb49" style:font-size-asian="12pt" style:font-size-complex="12pt"/>
    </style:style>
    <style:style style:name="P38" style:family="paragraph" style:parent-style-name="Text_20_body">
      <style:paragraph-properties fo:line-height="200%"/>
      <style:text-properties fo:color="#333333" style:font-name="Times New Roman" fo:font-size="12pt" officeooo:paragraph-rsid="00372c71" style:font-size-asian="12pt" style:font-size-complex="12pt"/>
    </style:style>
    <style:style style:name="P39" style:family="paragraph" style:parent-style-name="Text_20_body">
      <style:paragraph-properties fo:line-height="200%"/>
    </style:style>
    <style:style style:name="P40" style:family="paragraph" style:parent-style-name="Text_20_body">
      <style:paragraph-properties fo:line-height="200%" fo:orphans="0" fo:widows="0"/>
      <style:text-properties officeooo:paragraph-rsid="001c5a3d"/>
    </style:style>
    <style:style style:name="P41" style:family="paragraph" style:parent-style-name="Text_20_body">
      <style:paragraph-properties fo:line-height="200%" fo:orphans="0" fo:widows="0"/>
      <style:text-properties officeooo:paragraph-rsid="0024c238"/>
    </style:style>
    <style:style style:name="P42" style:family="paragraph" style:parent-style-name="Text_20_body">
      <style:paragraph-properties fo:line-height="200%" fo:orphans="0" fo:widows="0"/>
      <style:text-properties officeooo:paragraph-rsid="00272da9"/>
    </style:style>
    <style:style style:name="P43" style:family="paragraph" style:parent-style-name="Text_20_body">
      <style:paragraph-properties fo:line-height="200%" fo:orphans="0" fo:widows="0"/>
      <style:text-properties officeooo:paragraph-rsid="0038be55"/>
    </style:style>
    <style:style style:name="P44" style:family="paragraph" style:parent-style-name="Text_20_body">
      <style:paragraph-properties fo:line-height="200%" fo:orphans="0" fo:widows="0"/>
      <style:text-properties officeooo:paragraph-rsid="004bf1a5"/>
    </style:style>
    <style:style style:name="P45" style:family="paragraph" style:parent-style-name="Text_20_body">
      <style:paragraph-properties fo:line-height="200%"/>
      <style:text-properties officeooo:paragraph-rsid="0024c238"/>
    </style:style>
    <style:style style:name="P46" style:family="paragraph" style:parent-style-name="Text_20_body">
      <style:paragraph-properties fo:line-height="200%"/>
      <style:text-properties officeooo:paragraph-rsid="00359cc8"/>
    </style:style>
    <style:style style:name="P47" style:family="paragraph" style:parent-style-name="Text_20_body">
      <style:paragraph-properties fo:line-height="200%"/>
      <style:text-properties officeooo:paragraph-rsid="001e0995"/>
    </style:style>
    <style:style style:name="P48" style:family="paragraph" style:parent-style-name="Text_20_body">
      <style:paragraph-properties fo:line-height="200%"/>
      <style:text-properties officeooo:paragraph-rsid="00241e41"/>
    </style:style>
    <style:style style:name="P49" style:family="paragraph" style:parent-style-name="Text_20_body">
      <style:paragraph-properties fo:margin-top="0in" fo:margin-bottom="0in" style:contextual-spacing="false" fo:line-height="200%" fo:orphans="0" fo:widows="0"/>
      <style:text-properties officeooo:paragraph-rsid="00207e54"/>
    </style:style>
    <style:style style:name="P50" style:family="paragraph" style:parent-style-name="Text_20_body">
      <style:paragraph-properties fo:margin-top="0in" fo:margin-bottom="0in" style:contextual-spacing="false" fo:line-height="200%" fo:orphans="0" fo:widows="0"/>
      <style:text-properties officeooo:paragraph-rsid="0038be55"/>
    </style:style>
    <style:style style:name="P51" style:family="paragraph" style:parent-style-name="Text_20_body">
      <style:paragraph-properties fo:margin-top="0in" fo:margin-bottom="0in" style:contextual-spacing="false" fo:line-height="200%" fo:orphans="0" fo:widows="0"/>
      <style:text-properties style:font-name="Times New Roman" fo:font-size="12pt" officeooo:paragraph-rsid="00359cc8" style:font-size-asian="12pt" style:font-size-complex="12pt"/>
    </style:style>
    <style:style style:name="P52" style:family="paragraph" style:parent-style-name="Standard">
      <style:paragraph-properties fo:line-height="200%" fo:orphans="0" fo:widows="0"/>
      <style:text-properties officeooo:paragraph-rsid="001e0995"/>
    </style:style>
    <style:style style:name="P53" style:family="paragraph" style:parent-style-name="Standard">
      <style:paragraph-properties fo:line-height="200%" fo:orphans="0" fo:widows="0"/>
      <style:text-properties officeooo:paragraph-rsid="00241e41"/>
    </style:style>
    <style:style style:name="P54" style:family="paragraph" style:parent-style-name="Standard">
      <style:paragraph-properties fo:line-height="200%" fo:orphans="0" fo:widows="0"/>
      <style:text-properties officeooo:paragraph-rsid="0024c238"/>
    </style:style>
    <style:style style:name="P55" style:family="paragraph" style:parent-style-name="Standard">
      <style:paragraph-properties fo:line-height="200%" fo:orphans="0" fo:widows="0"/>
      <style:text-properties officeooo:paragraph-rsid="00264aae"/>
    </style:style>
    <style:style style:name="P56" style:family="paragraph" style:parent-style-name="Standard">
      <style:paragraph-properties fo:line-height="200%" fo:orphans="0" fo:widows="0"/>
      <style:text-properties officeooo:paragraph-rsid="00280be9"/>
    </style:style>
    <style:style style:name="P57" style:family="paragraph" style:parent-style-name="Standard">
      <style:paragraph-properties fo:line-height="200%" fo:orphans="0" fo:widows="0"/>
      <style:text-properties officeooo:paragraph-rsid="0028eb3b"/>
    </style:style>
    <style:style style:name="P58" style:family="paragraph" style:parent-style-name="Standard">
      <style:paragraph-properties fo:line-height="200%" fo:orphans="0" fo:widows="0"/>
      <style:text-properties officeooo:paragraph-rsid="003d5264"/>
    </style:style>
    <style:style style:name="P59" style:family="paragraph" style:parent-style-name="Standard">
      <style:paragraph-properties fo:line-height="200%"/>
      <style:text-properties officeooo:paragraph-rsid="003d5264"/>
    </style:style>
    <style:style style:name="P60" style:family="paragraph" style:parent-style-name="Standard">
      <style:paragraph-properties fo:line-height="200%" fo:orphans="0" fo:widows="0"/>
      <style:text-properties style:font-name="Times New Roman" fo:font-size="12pt" officeooo:paragraph-rsid="001c5a3d" style:font-size-asian="12pt" style:font-size-complex="12pt"/>
    </style:style>
    <style:style style:name="P61" style:family="paragraph" style:parent-style-name="Standard">
      <style:paragraph-properties fo:line-height="200%" fo:orphans="0" fo:widows="0"/>
      <style:text-properties style:font-name="Times New Roman" fo:font-size="12pt" officeooo:paragraph-rsid="00241e41" style:font-size-asian="12pt" style:font-size-complex="12pt"/>
    </style:style>
    <style:style style:name="P62" style:family="paragraph" style:parent-style-name="Standard">
      <style:paragraph-properties fo:line-height="200%" fo:orphans="0" fo:widows="0"/>
      <style:text-properties style:font-name="Times New Roman" fo:font-size="12pt" officeooo:paragraph-rsid="00359cc8" style:font-size-asian="12pt" style:font-size-complex="12pt"/>
    </style:style>
    <style:style style:name="P63" style:family="paragraph" style:parent-style-name="Standard">
      <style:paragraph-properties fo:line-height="200%" fo:orphans="0" fo:widows="0"/>
      <style:text-properties style:font-name="Times New Roman" fo:font-size="12pt" officeooo:paragraph-rsid="0033cb49" style:font-size-asian="12pt" style:font-size-complex="12pt"/>
    </style:style>
    <style:style style:name="P64" style:family="paragraph" style:parent-style-name="Standard">
      <style:paragraph-properties fo:line-height="200%" fo:orphans="0" fo:widows="0">
        <style:tab-stops>
          <style:tab-stop style:position="0.5in"/>
        </style:tab-stops>
      </style:paragraph-properties>
      <style:text-properties style:font-name="Times New Roman" fo:font-size="12pt" officeooo:paragraph-rsid="00359cc8" style:font-size-asian="12pt" style:font-size-complex="12pt"/>
    </style:style>
    <style:style style:name="P65" style:family="paragraph" style:parent-style-name="Standard">
      <style:paragraph-properties fo:line-height="200%" fo:orphans="0" fo:widows="0">
        <style:tab-stops>
          <style:tab-stop style:position="0.5in"/>
        </style:tab-stops>
      </style:paragraph-properties>
      <style:text-properties style:font-name="Times New Roman" fo:font-size="12pt" officeooo:paragraph-rsid="001c5a3d" style:font-size-asian="12pt" style:font-size-complex="12pt"/>
    </style:style>
    <style:style style:name="P66" style:family="paragraph" style:parent-style-name="Standard">
      <style:paragraph-properties fo:line-height="200%" fo:orphans="0" fo:widows="0"/>
      <style:text-properties style:font-name="Times New Roman" fo:font-size="12pt" officeooo:paragraph-rsid="00318516" style:font-size-asian="12pt" style:font-size-complex="12pt"/>
    </style:style>
    <style:style style:name="P67" style:family="paragraph" style:parent-style-name="Standard">
      <style:paragraph-properties fo:line-height="200%" fo:orphans="0" fo:widows="0"/>
      <style:text-properties style:font-name="Times New Roman" fo:font-size="12pt" officeooo:paragraph-rsid="00280be9" style:font-size-asian="12pt" style:font-size-complex="12pt"/>
    </style:style>
    <style:style style:name="P68" style:family="paragraph" style:parent-style-name="Standard">
      <style:paragraph-properties fo:line-height="200%" fo:orphans="0" fo:widows="0"/>
      <style:text-properties style:font-name="Times New Roman" fo:font-size="12pt" officeooo:paragraph-rsid="001e0995" style:font-size-asian="12pt" style:font-size-complex="12pt"/>
    </style:style>
    <style:style style:name="P69" style:family="paragraph" style:parent-style-name="Standard">
      <style:paragraph-properties fo:line-height="200%" fo:orphans="0" fo:widows="0"/>
      <style:text-properties style:font-name="Times New Roman" fo:font-size="12pt" officeooo:paragraph-rsid="00272da9" style:font-size-asian="12pt" style:font-size-complex="12pt"/>
    </style:style>
    <style:style style:name="P70" style:family="paragraph" style:parent-style-name="Standard">
      <style:paragraph-properties fo:line-height="200%" fo:orphans="0" fo:widows="0"/>
      <style:text-properties style:font-name="Times New Roman" fo:font-size="12pt" officeooo:paragraph-rsid="002c6dba" style:font-size-asian="12pt" style:font-size-complex="12pt"/>
    </style:style>
    <style:style style:name="P71" style:family="paragraph" style:parent-style-name="Standard">
      <style:paragraph-properties fo:line-height="200%" fo:orphans="0" fo:widows="0"/>
      <style:text-properties style:font-name="Times New Roman" fo:font-size="12pt" officeooo:paragraph-rsid="00264aae" style:font-size-asian="12pt" style:font-size-complex="12pt"/>
    </style:style>
    <style:style style:name="P72" style:family="paragraph" style:parent-style-name="Standard">
      <style:paragraph-properties fo:line-height="200%" fo:orphans="0" fo:widows="0"/>
      <style:text-properties style:font-name="Times New Roman" fo:font-size="12pt" officeooo:paragraph-rsid="0038be55" style:font-size-asian="12pt" style:font-size-complex="12pt"/>
    </style:style>
    <style:style style:name="P73" style:family="paragraph" style:parent-style-name="Standard">
      <style:paragraph-properties fo:line-height="200%" fo:orphans="0" fo:widows="0"/>
      <style:text-properties style:font-name="Times New Roman" fo:font-size="12pt" officeooo:paragraph-rsid="003a06d1" style:font-size-asian="12pt" style:font-size-complex="12pt"/>
    </style:style>
    <style:style style:name="P74" style:family="paragraph" style:parent-style-name="Standard">
      <style:paragraph-properties fo:line-height="200%" fo:orphans="0" fo:widows="0"/>
      <style:text-properties style:font-name="Times New Roman" fo:font-size="12pt" officeooo:paragraph-rsid="004bf1a5" style:font-size-asian="12pt" style:font-size-complex="12pt"/>
    </style:style>
    <style:style style:name="P75" style:family="paragraph" style:parent-style-name="Standard">
      <style:paragraph-properties fo:line-height="200%"/>
      <style:text-properties style:font-name="Times New Roman" fo:font-size="12pt" officeooo:paragraph-rsid="001e0995" style:font-size-asian="12pt" style:font-size-complex="12pt"/>
    </style:style>
    <style:style style:name="P76" style:family="paragraph" style:parent-style-name="Standard">
      <style:paragraph-properties fo:line-height="200%"/>
      <style:text-properties style:font-name="Times New Roman" fo:font-size="12pt" officeooo:paragraph-rsid="001c5a3d" style:font-size-asian="12pt" style:font-size-complex="12pt"/>
    </style:style>
    <style:style style:name="P77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318516" style:font-size-asian="12pt" style:font-size-complex="12pt"/>
    </style:style>
    <style:style style:name="P78" style:family="paragraph" style:parent-style-name="Standard">
      <style:paragraph-properties fo:line-height="200%"/>
      <style:text-properties style:font-name="Times New Roman" fo:font-size="12pt" officeooo:paragraph-rsid="00372c71" style:font-size-asian="12pt" style:font-size-complex="12pt"/>
    </style:style>
    <style:style style:name="P79" style:family="paragraph" style:parent-style-name="Standard">
      <style:paragraph-properties fo:line-height="200%"/>
      <style:text-properties style:font-name="Times New Roman" fo:font-size="12pt" officeooo:paragraph-rsid="003a06d1" style:font-size-asian="12pt" style:font-size-complex="12pt"/>
    </style:style>
    <style:style style:name="P80" style:family="paragraph" style:parent-style-name="Standard">
      <style:paragraph-properties fo:line-height="200%"/>
      <style:text-properties style:font-name="Times New Roman" fo:font-size="12pt" officeooo:paragraph-rsid="003d5264" style:font-size-asian="12pt" style:font-size-complex="12pt"/>
    </style:style>
    <style:style style:name="P81" style:family="paragraph" style:parent-style-name="Standard">
      <style:paragraph-properties fo:line-height="200%" fo:orphans="0" fo:widows="0"/>
      <style:text-properties style:font-name="serif" fo:font-size="23.25pt" officeooo:paragraph-rsid="0033cb49"/>
    </style:style>
    <style:style style:name="P82" style:family="paragraph" style:parent-style-name="Standard">
      <style:paragraph-properties fo:line-height="200%" fo:orphans="0" fo:widows="0" style:shadow="none"/>
      <style:text-properties style:font-name="Times New Roman" fo:font-size="12pt" officeooo:paragraph-rsid="0038be55" style:font-size-asian="12pt" style:font-size-complex="12pt"/>
    </style:style>
    <style:style style:name="P83" style:family="paragraph" style:parent-style-name="Standard">
      <style:paragraph-properties fo:line-height="200%" style:writing-mode="lr-tb"/>
      <style:text-properties style:font-name="Times New Roman" fo:font-size="12pt" style:font-size-asian="12pt" style:font-size-complex="12pt"/>
    </style:style>
    <style:style style:name="T1" style:family="text">
      <style:text-properties officeooo:rsid="01aee8ee"/>
    </style:style>
    <style:style style:name="T2" style:family="text">
      <style:text-properties fo:font-variant="normal" fo:text-transform="none" fo:color="#000000" fo:letter-spacing="normal" fo:font-style="normal" fo:font-weight="normal" officeooo:rsid="000a3927" style:font-weight-asian="normal" style:font-name-complex="Verdana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bfa6cc" style:font-weight-asian="normal" style:font-name-complex="Verdana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9e3ee7" style:font-weight-asian="normal" style:font-name-complex="Verdana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bfa6cc" style:font-name-complex="Verdana"/>
    </style:style>
    <style:style style:name="T6" style:family="text">
      <style:text-properties fo:font-variant="normal" fo:text-transform="none" fo:color="#000000" fo:letter-spacing="normal" fo:font-style="normal" fo:font-weight="normal" style:font-name-complex="Plato Regular"/>
    </style:style>
    <style:style style:name="T7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3a06d1" style:font-size-asian="12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officeooo:rsid="000a3927" style:font-size-asian="12pt" style:font-weight-asian="normal" style:font-name-complex="Verdana" style:font-size-complex="12pt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officeooo:rsid="0022fb78" style:font-size-asian="12pt" style:font-weight-asian="normal" style:font-name-complex="Verdana" style:font-size-complex="12pt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/>
    </style:style>
    <style:style style:name="T14" style:family="text">
      <style:text-properties fo:font-variant="normal" fo:text-transform="none" fo:color="#000000" style:text-line-through-style="none" fo:font-size="10.5pt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8" style:family="text">
      <style:text-properties fo:font-variant="normal" fo:text-transform="none" fo:color="#0b0080" style:text-line-through-style="none" fo:font-size="10.5pt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333333" fo:letter-spacing="normal" fo:font-style="normal" fo:font-weight="normal"/>
    </style:style>
    <style:style style:name="T20" style:family="text">
      <style:text-properties fo:font-variant="normal" fo:text-transform="none" fo:color="#333333" style:text-position="0% 100%" style:font-name="Times New Roman" fo:font-size="12pt" fo:letter-spacing="normal" fo:language="en" fo:country="none" fo:font-style="normal" fo:font-weight="normal" officeooo:rsid="00756610" style:letter-kerning="true" style:font-size-asian="12pt" style:font-weight-asian="normal" style:font-name-complex="Verdana" style:font-size-complex="12pt" style:font-weight-complex="normal"/>
    </style:style>
    <style:style style:name="T21" style:family="text">
      <style:text-properties fo:font-variant="normal" fo:text-transform="none" fo:color="#663366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2" style:family="text">
      <style:text-properties fo:font-variant="normal" fo:text-transform="none" fo:color="#663366" style:text-line-through-style="none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663366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4" style:family="text">
      <style:text-properties fo:font-variant="normal" fo:text-transform="none" fo:color="#663366" fo:letter-spacing="normal" fo:font-style="normal" style:text-underline-style="solid" style:text-underline-width="auto" style:text-underline-color="font-color" fo:font-weight="normal" fo:background-color="#ffffff" style:font-name-complex="Plato Regular"/>
    </style:style>
    <style:style style:name="T25" style:family="text">
      <style:text-properties fo:font-variant="normal" fo:text-transform="none" fo:color="#272525" fo:letter-spacing="normal" fo:font-style="normal" fo:font-weight="normal" officeooo:rsid="0012e7ad"/>
    </style:style>
    <style:style style:name="T26" style:family="text">
      <style:text-properties fo:font-variant="normal" fo:text-transform="none" fo:color="#272525" fo:letter-spacing="normal" fo:font-style="normal" style:text-underline-style="solid" style:text-underline-width="auto" style:text-underline-color="font-color" fo:font-weight="normal" officeooo:rsid="0012e7ad"/>
    </style:style>
    <style:style style:name="T27" style:family="text">
      <style:text-properties fo:font-variant="normal" fo:text-transform="none" fo:color="#444444" style:font-name="Times New Roman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444444" style:font-name="Times New Roman" fo:font-size="12pt" fo:letter-spacing="normal" fo:font-style="normal" fo:font-weight="normal" officeooo:rsid="00280be9" style:font-size-asian="12pt" style:font-size-complex="12pt"/>
    </style:style>
    <style:style style:name="T29" style:family="text">
      <style:text-properties fo:font-variant="normal" fo:text-transform="none" fo:color="#444444" fo:letter-spacing="normal" fo:font-style="normal" fo:font-weight="normal"/>
    </style:style>
    <style:style style:name="T30" style:family="text">
      <style:text-properties fo:font-variant="normal" fo:text-transform="none" fo:color="#444444" fo:letter-spacing="normal" fo:font-style="normal" style:text-underline-style="solid" style:text-underline-width="auto" style:text-underline-color="font-color" fo:font-weight="normal"/>
    </style:style>
    <style:style style:name="T31" style:family="text">
      <style:text-properties fo:font-variant="normal" fo:text-transform="none" fo:color="#174e82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32" style:family="text">
      <style:text-properties fo:font-variant="normal" fo:text-transform="none" fo:color="#252525" fo:letter-spacing="normal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252525" fo:letter-spacing="normal" fo:font-style="normal" fo:font-weight="normal" officeooo:rsid="0048f93f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252525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252525" fo:font-size="10.5pt" fo:letter-spacing="normal" fo:font-style="normal" fo:font-weight="normal" officeooo:rsid="0048f93f" style:font-style-asian="normal" style:font-weight-asian="normal" style:font-style-complex="normal" style:font-weight-complex="normal"/>
    </style:style>
    <style:style style:name="T36" style:family="text">
      <style:text-properties fo:font-style="italic"/>
    </style:style>
    <style:style style:name="T37" style:family="text">
      <style:text-properties fo:color="#333333"/>
    </style:style>
    <style:style style:name="T38" style:family="text">
      <style:text-properties fo:color="#333333" style:font-name="Times New Roman" fo:font-size="12pt" style:font-size-asian="12pt" style:font-size-complex="12pt"/>
    </style:style>
    <style:style style:name="T39" style:family="text">
      <style:text-properties fo:color="#333333" style:font-name="Times New Roman" fo:font-size="12pt" officeooo:rsid="00207e54" style:font-size-asian="12pt" style:font-size-complex="12pt"/>
    </style:style>
    <style:style style:name="T40" style:family="text">
      <style:text-properties fo:color="#333333" officeooo:rsid="00359cc8"/>
    </style:style>
    <style:style style:name="T41" style:family="text">
      <style:text-properties fo:color="#333333" style:text-underline-style="solid" style:text-underline-width="auto" style:text-underline-color="font-color"/>
    </style:style>
    <style:style style:name="T42" style:family="text">
      <style:text-properties fo:color="#333333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333333" officeooo:rsid="00207e54"/>
    </style:style>
    <style:style style:name="T44" style:family="text">
      <style:text-properties fo:color="#333333" officeooo:rsid="00241e41"/>
    </style:style>
    <style:style style:name="T45" style:family="text">
      <style:text-properties fo:color="#990000" style:text-line-through-style="none" style:font-name="Times New Roman" fo:font-size="12pt" style:text-underline-style="none" style:text-blinking="false" style:font-size-asian="12pt" style:font-size-complex="12pt"/>
    </style:style>
    <style:style style:name="T46" style:family="text">
      <style:text-properties style:font-name="Times New Roman"/>
    </style:style>
    <style:style style:name="T47" style:family="text">
      <style:text-properties style:font-name="Times New Roman" fo:font-size="12pt" style:font-size-asian="12pt" style:font-size-complex="12pt"/>
    </style:style>
    <style:style style:name="T48" style:family="text">
      <style:text-properties style:font-name="Times New Roman" fo:font-size="12pt" officeooo:rsid="00264aae" style:font-size-asian="12pt" style:font-size-complex="12pt"/>
    </style:style>
    <style:style style:name="T49" style:family="text">
      <style:text-properties style:font-name="Times New Roman" fo:font-size="12pt" officeooo:rsid="00327cd1" style:font-size-asian="12pt" style:font-size-complex="12pt"/>
    </style:style>
    <style:style style:name="T50" style:family="text">
      <style:text-properties style:font-name="Times New Roman" fo:font-size="12pt" officeooo:rsid="0033cb49" style:font-size-asian="12pt" style:font-size-complex="12pt"/>
    </style:style>
    <style:style style:name="T51" style:family="text">
      <style:text-properties style:font-name="Times New Roman" fo:font-size="12pt" officeooo:rsid="00372c71" style:font-size-asian="12pt" style:font-size-complex="12pt"/>
    </style:style>
    <style:style style:name="T52" style:family="text">
      <style:text-properties style:font-name="Times New Roman" fo:font-size="12pt" officeooo:rsid="0028eb3b" style:font-size-asian="12pt" style:font-size-complex="12pt"/>
    </style:style>
    <style:style style:name="T53" style:family="text">
      <style:text-properties style:font-name="Times New Roman" fo:font-size="12pt" officeooo:rsid="01aee8ee" style:font-size-asian="12pt" style:font-size-complex="12pt"/>
    </style:style>
    <style:style style:name="T54" style:family="text">
      <style:text-properties style:font-name="Times New Roman" fo:font-size="12pt" officeooo:rsid="0038be55" style:font-size-asian="12pt" style:font-size-complex="12pt"/>
    </style:style>
    <style:style style:name="T55" style:family="text">
      <style:text-properties style:font-name="Times New Roman" fo:font-size="12pt" officeooo:rsid="003d5264" style:font-size-asian="12pt" style:font-size-complex="12pt"/>
    </style:style>
    <style:style style:name="T56" style:family="text">
      <style:text-properties style:font-name="Times New Roman" fo:font-size="12pt" officeooo:rsid="0012e7ad" style:font-size-asian="12pt" style:font-size-complex="12pt"/>
    </style:style>
    <style:style style:name="T57" style:family="text">
      <style:text-properties style:font-name="Times New Roman" fo:font-size="12pt" officeooo:rsid="00424d26" style:font-size-asian="12pt" style:font-size-complex="12pt"/>
    </style:style>
    <style:style style:name="T58" style:family="text">
      <style:text-properties style:font-name="Times New Roman" fo:font-size="12pt" officeooo:rsid="0005d663" style:font-size-asian="12pt" style:font-size-complex="12pt"/>
    </style:style>
    <style:style style:name="T59" style:family="text">
      <style:text-properties style:font-name="Times New Roman" fo:font-size="12pt" officeooo:rsid="004af75c" style:font-size-asian="12pt" style:font-size-complex="12pt"/>
    </style:style>
    <style:style style:name="T60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6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2" style:family="text">
      <style:text-properties style:font-name="Times New Roman" fo:font-size="12pt" fo:font-weight="normal" officeooo:rsid="0033cb49" style:font-size-asian="12pt" style:font-weight-asian="normal" style:font-size-complex="12pt" style:font-weight-complex="normal"/>
    </style:style>
    <style:style style:name="T63" style:family="text">
      <style:text-properties style:font-name="Times New Roman" style:text-underline-style="solid" style:text-underline-width="auto" style:text-underline-color="font-color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style:font-weight-asian="normal" style:font-name-complex="Plato Regular" style:font-weight-complex="normal"/>
    </style:style>
    <style:style style:name="T66" style:family="text">
      <style:text-properties fo:color="#272525"/>
    </style:style>
    <style:style style:name="T67" style:family="text">
      <style:text-properties fo:color="#272525" fo:font-weight="bold" style:font-weight-asian="bold"/>
    </style:style>
    <style:style style:name="T68" style:family="text">
      <style:text-properties fo:color="#272525" fo:font-style="italic" style:font-style-asian="italic"/>
    </style:style>
    <style:style style:name="T69" style:family="text">
      <style:text-properties fo:color="#272525" officeooo:rsid="0033b710"/>
    </style:style>
    <style:style style:name="T70" style:family="text">
      <style:text-properties fo:color="#272525" fo:font-style="normal" style:font-style-asian="normal" style:font-style-complex="normal"/>
    </style:style>
    <style:style style:name="T71" style:family="text">
      <style:text-properties fo:color="#272525" fo:font-style="normal" style:text-underline-style="solid" style:text-underline-width="auto" style:text-underline-color="font-color" style:font-style-asian="normal" style:font-style-complex="normal"/>
    </style:style>
    <style:style style:name="T72" style:family="text">
      <style:text-properties fo:color="#272525" style:text-underline-style="solid" style:text-underline-width="auto" style:text-underline-color="font-color"/>
    </style:style>
    <style:style style:name="T73" style:family="text">
      <style:text-properties style:text-position="super 58%" style:text-underline-style="solid" style:text-underline-width="auto" style:text-underline-color="font-color"/>
    </style:style>
    <style:style style:name="T74" style:family="text">
      <style:text-properties style:text-position="super 58%" fo:letter-spacing="normal"/>
    </style:style>
    <style:style style:name="T75" style:family="text">
      <style:text-properties officeooo:rsid="0005d663"/>
    </style:style>
    <style:style style:name="T76" style:family="text">
      <style:text-properties fo:color="#000000"/>
    </style:style>
    <style:style style:name="T77" style:family="text">
      <style:text-properties fo:color="#000000" style:font-name="Times New Roman" fo:font-size="12pt" style:font-size-asian="12pt" style:font-size-complex="12pt"/>
    </style:style>
    <style:style style:name="T78" style:family="text">
      <style:text-properties fo:color="#000000"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79" style:family="text">
      <style:text-properties fo:color="#000000" officeooo:rsid="00207e54"/>
    </style:style>
    <style:style style:name="T80" style:family="text">
      <style:text-properties fo:color="#000000" style:text-position="33% 80%"/>
    </style:style>
    <style:style style:name="T81" style:family="text">
      <style:text-properties fo:color="#0b0080" style:text-line-through-style="none" style:font-name="Times New Roman" fo:font-size="12pt" style:text-underline-style="none" style:text-blinking="false" fo:background-color="#ffffff" style:font-size-asian="12pt" style:font-size-complex="12pt"/>
    </style:style>
    <style:style style:name="T82" style:family="text">
      <style:text-properties fo:color="#222222" style:font-name="Times New Roman" fo:font-size="12pt" style:font-size-asian="12pt" style:font-size-complex="12pt"/>
    </style:style>
    <style:style style:name="T83" style:family="text">
      <style:text-properties fo:color="#222222"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84" style:family="text">
      <style:text-properties fo:color="#222222" officeooo:rsid="00207e54"/>
    </style:style>
    <style:style style:name="T85" style:family="text">
      <style:text-properties fo:color="#663366" style:text-line-through-style="none" style:font-name="Times New Roman" fo:font-size="12pt" style:text-underline-style="none" style:text-blinking="false" style:font-size-asian="12pt" style:font-size-complex="12pt"/>
    </style:style>
    <style:style style:name="T86" style:family="text">
      <style:text-properties fo:color="#663366" style:text-line-through-style="none" style:font-name="Times New Roman" fo:font-size="12pt" style:text-underline-style="none" officeooo:rsid="00359cc8" style:text-blinking="false" style:font-size-asian="12pt" style:font-size-complex="12pt"/>
    </style:style>
    <style:style style:name="T87" style:family="text">
      <style:text-properties officeooo:rsid="00077540"/>
    </style:style>
    <style:style style:name="T88" style:family="text">
      <style:text-properties fo:letter-spacing="normal"/>
    </style:style>
    <style:style style:name="T8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48f93f" style:font-style-asian="normal" style:font-weight-asian="normal" style:font-style-complex="normal" style:font-weight-complex="normal"/>
    </style:style>
    <style:style style:name="T92" style:family="text">
      <style:text-properties fo:font-weight="bold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style:font-size-asian="12pt" style:font-size-complex="12pt"/>
    </style:style>
    <style:style style:name="T95" style:family="text">
      <style:text-properties style:text-underline-style="solid" style:text-underline-width="auto" style:text-underline-color="font-color" officeooo:rsid="00327cd1"/>
    </style:style>
    <style:style style:name="T96" style:family="text">
      <style:text-properties style:text-underline-style="solid" style:text-underline-width="auto" style:text-underline-color="font-color" officeooo:rsid="0033b710"/>
    </style:style>
    <style:style style:name="T97" style:family="text">
      <style:text-properties style:text-underline-style="solid" style:text-underline-width="auto" style:text-underline-color="font-color" style:font-name-complex="Plato Regular"/>
    </style:style>
    <style:style style:name="T98" style:family="text">
      <style:text-properties style:text-underline-style="solid" style:text-underline-width="auto" style:text-underline-color="font-color" fo:font-weight="normal" style:font-weight-asian="normal" style:font-name-complex="Plato Regular" style:font-weight-complex="normal"/>
    </style:style>
    <style:style style:name="T99" style:family="text">
      <style:text-properties officeooo:rsid="003d5264" style:font-size-asian="12pt" style:font-size-complex="12pt"/>
    </style:style>
    <style:style style:name="T100" style:family="text">
      <style:text-properties officeooo:rsid="001e0995"/>
    </style:style>
    <style:style style:name="T101" style:family="text">
      <style:text-properties officeooo:rsid="002000ee"/>
    </style:style>
    <style:style style:name="T102" style:family="text">
      <style:text-properties officeooo:rsid="00207e54"/>
    </style:style>
    <style:style style:name="T103" style:family="text">
      <style:text-properties officeooo:rsid="00241e41"/>
    </style:style>
    <style:style style:name="T104" style:family="text">
      <style:text-properties officeooo:rsid="0024c238"/>
    </style:style>
    <style:style style:name="T105" style:family="text">
      <style:text-properties officeooo:rsid="00264aae"/>
    </style:style>
    <style:style style:name="T106" style:family="text">
      <style:text-properties officeooo:rsid="00280be9"/>
    </style:style>
    <style:style style:name="T107" style:family="text">
      <style:text-properties officeooo:rsid="0028eb3b"/>
    </style:style>
    <style:style style:name="T108" style:family="text">
      <style:text-properties officeooo:rsid="002b34cc"/>
    </style:style>
    <style:style style:name="T109" style:family="text">
      <style:text-properties officeooo:rsid="00318516"/>
    </style:style>
    <style:style style:name="T110" style:family="text">
      <style:text-properties style:text-underline-style="none"/>
    </style:style>
    <style:style style:name="T111" style:family="text">
      <style:text-properties officeooo:rsid="0033b710"/>
    </style:style>
    <style:style style:name="T112" style:family="text">
      <style:text-properties officeooo:rsid="0033cb49"/>
    </style:style>
    <style:style style:name="T113" style:family="text">
      <style:text-properties style:text-position="0% 100%"/>
    </style:style>
    <style:style style:name="T114" style:family="text">
      <style:text-properties officeooo:rsid="00372c71"/>
    </style:style>
    <style:style style:name="T115" style:family="text">
      <style:text-properties style:font-name-complex="Plato Regular"/>
    </style:style>
    <style:style style:name="T116" style:family="text">
      <style:text-properties officeooo:rsid="0038be55" style:font-name-complex="Plato Regular"/>
    </style:style>
    <style:style style:name="T117" style:family="text">
      <style:text-properties style:font-name-asian="Plato Regular" style:font-name-complex="Plato Regular"/>
    </style:style>
    <style:style style:name="T118" style:family="text">
      <style:text-properties officeooo:rsid="0012e7ad"/>
    </style:style>
    <style:style style:name="T119" style:family="text">
      <style:text-properties officeooo:rsid="00424d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92">References</text:span></text:p>
      <text:p text:style-name="P60"><text:tab/>Abel, J. &amp; Abel, F. (1988). Writing in the mathematics classroom. <text:span text:style-name="T93">The Clearing</text:span><text:span text:style-name="T110"> <text:s/></text:span></text:p>
      <text:p text:style-name="P60"><text:span text:style-name="T93">House</text:span><text:span text:style-name="T110">, 62,</text:span> 155-158.</text:p>
      <text:p text:style-name="P53"><text:span text:style-name="T47"><text:tab/>Achieve, Inc. </text:span><text:span text:style-name="T49">(2008) </text:span><text:span text:style-name="T47">Closing the Expectations Gap: An Annual 50-State Progress Report on the Alignment of High School Policies with the Demands of College and Career, 2008 </text:span><text:a xlink:type="simple" xlink:href="http://www.achieve.org/files/50-state-2008-final02-25-08.pdf"><text:span text:style-name="T47">http://www.achieve.org/files/50-state-2008-final02-25-08.pdf</text:span></text:a><text:span text:style-name="T47">. <text:s/>American Association of State Colleges and Universities A Higher Education Policy Brief.</text:span></text:p>
      <text:p text:style-name="P1"><text:tab/>Anbanithi, M. (1993). Training mathematical reasoning: Direct explanation versus Arcavi, A. (2003). The role of visual representations in the learning of mathematics. <text:span text:style-name="T93">Educational Studies in Mathematics</text:span>, 52, 215-241.</text:p>
      <text:p text:style-name="P1"><text:tab/>Arcavi, A. (2003). The role of visual representations in the learning of mathematics. <text:s/><text:span text:style-name="T93">Educational Studies in Mathematics</text:span>, 52, 215-241. </text:p>
      <text:p text:style-name="P39"><text:span text:style-name="T47"><text:tab/>Association for the Study of Higher Education/Lumina Foundation for Education. “Ending College Remediation: Consequences for Access and Opportunity,” ASHE/ Lumina Policy Briefs and Critical Essays No. 2, 2007. <text:s/></text:span><text:a xlink:type="simple" xlink:href="http://www.elps.hs.iastate.edu/ASHE-Lumina/document/Parker%20Brief-Web.pdf"><text:span text:style-name="T47">http://www.elps.hs.iastate.edu/ASHE-Lumina/document/Parker%20Brief-Web.pdf</text:span></text:a></text:p>
      <text:p text:style-name="P11"><text:tab/>Astin, A. (1977). <text:s/><text:span text:style-name="T93">Four </text:span><text:span text:style-name="T95">C</text:span><text:span text:style-name="T93">ritical </text:span><text:span text:style-name="T95">Y</text:span><text:span text:style-name="T93">ears</text:span>. San Francisco: Jossey-Bass</text:p>
      <text:p text:style-name="P12"><text:tab/>Beckman, C. (1989). Effect of computer graphics use on student understanding of calculus concepts. <text:span text:style-name="T93">Dissertation Abstracts International, 50B</text:span>.<text:tab/>Boylan, H. (1988). <text:span text:style-name="T93">The </text:span><text:span text:style-name="T96">H</text:span><text:span text:style-name="T93">istorical </text:span><text:span text:style-name="T96">R</text:span><text:span text:style-name="T93">oots of </text:span><text:span text:style-name="T96">D</text:span><text:span text:style-name="T93">evelopmental </text:span><text:span text:style-name="T96">E</text:span><text:span text:style-name="T93">ducation. Part III</text:span>. Review of Research in Developmental Education, 5 (3).</text:p>
      <text:p text:style-name="P12"><text:tab/>Blais, D. (1988). Constructivsim: A theoretical revolution for algebra. <text:span text:style-name="T93">Mathematics Teacher, 81</text:span>, 624-631.</text:p>
      <text:p text:style-name="P12"><text:tab/>Blinco, P. (1991) “Task Persi<text:span text:style-name="T75">stance</text:span> in Japanese Elementary Schools” Windows on Japenese <text:soft-page-break/>Education (New Your; Greenwood Press.Boylan, H. (1992, November). What <text:span text:style-name="T111">W</text:span>e <text:span text:style-name="T111">K</text:span>now <text:span text:style-name="T111">A</text:span>bout <text:span text:style-name="T111">W</text:span>hat <text:span text:style-name="T111">W</text:span>e do and <text:span text:style-name="T111">W</text:span>hat <text:span text:style-name="T111">W</text:span>e do <text:span text:style-name="T111">A</text:span>bout <text:span text:style-name="T111">W</text:span>hat we <text:span text:style-name="T111">K</text:span>now. <text:span text:style-name="T93">Keynote address at the National Conference on Research in Developmental Education</text:span>. Charlotte, NC.</text:p>
      <text:p text:style-name="P19"><text:tab/><text:span text:style-name="T111">B</text:span>oylan, H., Bonham, B., &amp; Bliss, L. (1992). The <text:span text:style-name="T111">I</text:span>mpact of <text:span text:style-name="T111">D</text:span>evelopmental <text:span text:style-name="T111">P</text:span>rograms.</text:p>
      <text:p text:style-name="P19"><text:span text:style-name="T93">Research in Developmental Education</text:span>, 9 (5).</text:p>
      <text:p text:style-name="P13"><text:span text:style-name="T37"><text:tab/>Boylan, H. R. (2002). What works: Research-based best practices in developmental</text:span></text:p>
      <text:p text:style-name="P37">education. Boone, NC: Appalachian State University.</text:p>
      <text:p text:style-name="P12"><text:tab/>Bransford, John D., Ann L. Brown, and Rodney R. Cocking <text:span text:style-name="T111">(</text:span><text:span text:style-name="T66">2000</text:span><text:span text:style-name="T69">)</text:span><text:span text:style-name="T66">. <text:s/></text:span><text:span text:style-name="T70">How People Learn: Brain, Mind, Experience, and School</text:span><text:span text:style-name="T68">. </text:span><text:span text:style-name="T66">Washington, DC: </text:span><text:span text:style-name="T72">National Academy Press</text:span><text:span text:style-name="T66">.</text:span></text:p>
      <text:p text:style-name="P12"><text:span text:style-name="T66"><text:tab/></text:span>Brier, E. (1984). Bridging the academic preparation gap: A historical view.<text:span text:style-name="T93"> Journal of</text:span></text:p>
      <text:p text:style-name="P19"><text:span text:style-name="T93">Developmental Education</text:span>, 8 (1), 2-5.</text:p>
      <text:p text:style-name="P13"><text:tab/>Britton, J. (1975). <text:span text:style-name="T93">The development of writing abilities.</text:span> London: Macmillan.</text:p>
      <text:p text:style-name="P39"><text:span text:style-name="T47"><text:tab/></text:span><text:span text:style-name="T50">Brooks, E. (1860c). </text:span><text:span text:style-name="Emphasis"><text:span text:style-name="T20">Philosophy of Arithmetic- A methods book for elemtary teachers.</text:span></text:span></text:p>
      <text:p text:style-name="P63"><text:tab/>Brown, J. S., Collins, A. &amp; Duguid, P. (1989). Situated cognition and the culture of learning. <text:span text:style-name="T93">Educational Researcher, 18</text:span>, 32-42. Carnegie Commission for the Advancement of Higher Education. (1980). Three thousand futures. San Francisco: Jossey-Bass.</text:p>
      <text:p text:style-name="P81"><text:span text:style-name="T47"><text:tab/></text:span><text:span text:style-name="Strong_20_Emphasis"><text:span text:style-name="T61">Brownell, </text:span></text:span><text:span text:style-name="Strong_20_Emphasis"><text:span text:style-name="T62">W. (1928)</text:span></text:span><text:span text:style-name="Strong_20_Emphasis"><text:span text:style-name="T61">. The development of children's number ideas in the primary grades.</text:span></text:span><text:a xlink:type="simple" xlink:href="https://openlibrary.org/publishers/The_University_of_Chicago"><text:span text:style-name="T47">The University of Chicago</text:span></text:a><text:span text:style-name="T47"> in </text:span><text:a xlink:type="simple" xlink:href="https://openlibrary.org/search/subjects?q=Chicago,%20Ill"><text:span text:style-name="T47">Chicago, Ill</text:span></text:a><text:span text:style-name="T47"> . </text:span></text:p>
      <text:p text:style-name="P63"><text:tab/>Brownell, W. A. (1935). Psychological consideration in the learning and the teaching of arithmetic. <text:span text:style-name="T93">The Teaching of Arithmetic, Tenth Yearbook of the National Council of Teachers of Mathematics,</text:span> Bureau of Publications, Teachers College, Columbia University, New York, 1-31.</text:p>
      <text:p text:style-name="P13"><text:tab/><text:span text:style-name="T108">Brownell, W.</text:span> and Chazal, C. <text:span text:style-name="T112">(1935). </text:span>The Effects of Premature Drill in Third-Grade Arithmetic. <text:soft-page-break/><text:span text:style-name="T93">Journal of Educational Research</text:span>, <text:span text:style-name="T112">(</text:span>September, 1935), 17-28.</text:p>
      <text:p text:style-name="P28"><text:span text:style-name="T99"><text:tab/>Brownell, W. (1944). The progressive nature of learning in mathematics. </text:span><text:span text:style-name="T94">Mathematics Teacher</text:span></text:p>
      <text:p text:style-name="P83">37 (april 1944): 147–57</text:p>
      <text:p text:style-name="P26"><text:tab/>Browning, C. (1989). Characterizing levels of understanding for functions and their graphs. <text:span text:style-name="T93">Dissertation Abstracts International, 49</text:span>, 2957A.</text:p>
      <text:p text:style-name="P13"><text:tab/>Bruner, J. (1960). <text:span text:style-name="T93">The process of education.</text:span> Cambridge, MA: Harvard University Press.Brown, J. S., Collins, A. &amp; Duguid, P. (1989). Situated cognition and the culture of learning. <text:span text:style-name="T93">Educational Researcher, 18</text:span>, 32-42.</text:p>
      <text:p text:style-name="P13"><text:tab/>Bruner, J. (1960). <text:span text:style-name="T93">The process of education.</text:span> Cambridge, MA: Harvard University Press.</text:p>
      <text:p text:style-name="P62"><text:tab/>Carpenter, T., Fennema, E., Peterson, P., Chiang, C., &amp; Loef, M. (1989). Using children’s mathematics thinking in classroom teaching: An experimental study. <text:span text:style-name="T93">American Educational Research Journal, 26,</text:span> 499-531.</text:p>
      <text:p text:style-name="P1"><text:tab/>Cawley, J., Parmar, R., Foley, T. E., Salmon, S., &amp; Roy, S. (2001). Arithmetic performance of students: Implications for standards and programming. Exceptional Children, 67, 311–328.constructivist learning. <text:span text:style-name="T93">Dissertation Abstracts International, 53/11</text:span>, 3834..</text:p>
      <text:p text:style-name="P51"><text:span text:style-name="T84"><text:tab/></text:span><text:span text:style-name="T79">Chappel, B. (2013). </text:span><text:span text:style-name="T76">U.S. Students Slide In Global Ranking On Math, Reading, Science. </text:span>NPR the two way –<text:span text:style-name="T102">T</text:span>he breaking news. </text:p>
      <text:p text:style-name="P14"><text:tab/>Chickering, A. (1969). <text:span text:style-name="T93">Education and identity</text:span>. San Francisco: Jossey-Bass.</text:p>
      <text:p text:style-name="P14"><text:tab/>Choi, J. (1995). The effects of contextualization and complexity of situation on mathematics problem-solving and attitudes. <text:span text:style-name="T93">Dissertation Abstracts International, 56-10A</text:span>, <text:s/>3884.<text:tab/></text:p>
      <text:p text:style-name="P14"><text:tab/>Carnegie Commission for the Advancement of Higher Education. (1980). <text:span text:style-name="T93">Three thousand futures</text:span>. San Francisco: Jossey-Bass.</text:p>
      <text:p text:style-name="P1"><text:tab/>Cawley, J., Parmar, R., Foley, T. E., Salmon, S., &amp; Roy, S. (2001). Arithmetic performance of <text:soft-page-break/>students: Implications for standards and programming. <text:s/><text:span text:style-name="T93">Exceptional Children</text:span>, 67, 311–328. </text:p>
      <text:p text:style-name="P15"><text:span text:style-name="T37"><text:tab/>Chandler,E. M. (1974). Student development through a learning assistance support system. </text:span><text:span text:style-name="T41">The MSU Orient</text:span><text:span text:style-name="T37">, (9: 4), 1-5 http://www.pvc.maricopa.edu/~7Elsche/resources/articles/chandler74.htm</text:span></text:p>
      <text:p text:style-name="P33"><text:tab/>Christ, F. L.(1971). Systems for learning assistance: Learner, learning facilitators, and learning</text:p>
      <text:p text:style-name="P33">centers. In F. L. Christ (Ed.), Interdisciplinary aspects of reading instruction. . Fourth</text:p>
      <text:p text:style-name="P33">Annual Proceedings of the Western College Reading Association, Los Angeles, 32-41.</text:p>
      <text:p text:style-name="P33">http://www.pvc.maricopa.edu/~lsche/resources/articles/lass.htm</text:p>
      <text:p text:style-name="P36"><text:tab/>Cobb P. (1989).Experimental, cognitive, and anthropological perspectives in mathematics education. <text:span text:style-name="T93">For the Learning of Mathematics, 9</text:span>, 30-42.</text:p>
      <text:p text:style-name="P36">Cobb,P., Yackel, E., &amp; Wood, T. (1992). <text:s/>A constructivist alternative to the representational view of mind in mathematics education. <text:span text:style-name="T93">Journal for Research in Mathematics Education. 23,</text:span> 2-33.</text:p>
      <text:p text:style-name="P62"><text:tab/>Cobb, P. (1995). The relevance of Practice: A response to Orton. <text:span text:style-name="T93">Journal for Research in Mathematics Education, 26, </text:span>230-253.</text:p>
      <text:p text:style-name="P78">College enrollment by age. (1994, September 1). <text:span text:style-name="T93">Chronicle of Higher Education</text:span>, p. 15.</text:p>
      <text:p text:style-name="P24"><text:span text:style-name="T37"><text:tab/></text:span><text:span text:style-name="T40">Co</text:span>llege enrollment by age. (1994, September 1). <text:span text:style-name="T93">Chronicle of Higher Education</text:span>, p. 15.</text:p>
      <text:p text:style-name="P62"><text:tab/>Collins, A. (1991, September). The role of computer technology in restructuring schools. <text:span text:style-name="T93">Phi Delta Kappan,</text:span> 28-36. </text:p>
      <text:p text:style-name="P46"><text:span text:style-name="T21"><text:tab/></text:span><text:a xlink:type="simple" xlink:href="http://www.corestandards.org/public-license">Common Core State Standards Initiative | Public License</text:a><text:span text:style-name="T8">. Corestandards.org. Retrieved on 2013-07-19 </text:span><text:span text:style-name="T38">http://www.corestandards.org/assets/CCSSI_Mathematics_Appendix_A.pdf</text:span></text:p>
      <text:p text:style-name="P32"><text:span text:style-name="T85"><text:tab/></text:span><text:a xlink:type="simple" xlink:href="http://www.corestandards.org/public-license">Common Core State Standards Initiative </text:a><text:a xlink:type="simple" xlink:href="http://www.corestandards.org/public-license"><text:span text:style-name="T86">(2013).</text:span></text:a><text:span text:style-name="T77"> Corestandards.org. Retrieved on 2013-07-</text:span><text:span text:style-name="T47">http://www.corestandards.org/assets/CCSSI_Mathematics_Appendix_A.pdf</text:span></text:p>
      <text:p text:style-name="P62"><text:tab/>Conference Board for Mathematical Sciences (1983). The mathematical sciences curriculum K-<text:soft-page-break/>12: What is still fundamental and what is not.<text:span text:style-name="T93"> In educating Americans for the 21</text:span><text:span text:style-name="T73">st</text:span><text:span text:style-name="T93"> century.: Source materials,</text:span> Washington, DC.: National Science Foundation, 1-23.</text:p>
      <text:p text:style-name="P1"><text:tab/><text:span text:style-name="T115">Connolly, Paul. (1989). Writing and ecology of learning. In P. Connolly &amp; T. Vilardi (Eds.), </text:span><text:span text:style-name="T97">Writing to Learn Mathematics and Science.</text:span><text:span text:style-name="T115"> (pp. 56-69). New York: Teachers College Press.</text:span></text:p>
      <text:p text:style-name="P64"><text:tab/>Crocker, D. (1991). Development of the concept of derivative in a calculus class using the computer algebra system Mathematical. Proceedings The Fourth Annual International Conference of Technology in Collegiate Mathematics: <text:span text:style-name="T93">Conference Abstracts</text:span>. University of Portland.</text:p>
      <text:p text:style-name="P34"><text:tab/>Cross, P. (1976). <text:span text:style-name="T93">Accent on learning</text:span>. San Francisco: Jossey-Bass.<text:tab/></text:p>
      <text:p text:style-name="P38">College and Research Libraries, Board of Directors (1982). Guidelines for</text:p>
      <text:p text:style-name="P35">two-year college learning resources programs. </text:p>
      <text:p text:style-name="P3"><text:span text:style-name="T37"><text:tab/>Currey, J. W. (1980). Creating functional learning resources centers. In K. Mikan (Ed.), </text:span><text:span text:style-name="T42">Learning resources center conference: Proceedings and evaluation </text:span><text:span text:style-name="T37">(pp. 17-24). Birmingham, AL. (ERIC Document Reproduction Service No. ED 222 180) <text:tab/></text:span></text:p>
      <text:p text:style-name="P3"><text:tab/>Dewey (19<text:span text:style-name="T114">1</text:span>7). <text:span text:style-name="T110">The need for a recovery of philosophy</text:span>. The Need for A Recovery of Philosophy. In <text:span text:style-name="T89">Creative Intelligence: Essays in the Pragmatic Attitude </text:span>edited by John Dewey. New York: Holt (1917): 3- 69 </text:p>
      <text:p text:style-name="P1"><text:tab/>Dewey, J. (1933). How to Think: A restatement of the relation of reflective thinking of the educative process. Boston: Heath.Dienes, Z. (1977). On the understanding and use of mathematics. <text:span text:style-name="T93"><text:s/>Literary Discussion, 8,</text:span> 101-120.</text:p>
      <text:p text:style-name="P16"><text:tab/><text:span text:style-name="T37">Diploma to nowhere (2008). Strong American Schools: Washington. Wayne J. Urban and Jennings L. Wagoner Jr., </text:span><text:span text:style-name="T41">American Education: A History, 3rded</text:span><text:span text:style-name="T37">. (Boston: McGraw-Hill, 2004), p. 171. </text:span></text:p>
      <text:p text:style-name="P17"><text:tab/>Dodge, L. &amp; Kendall, M. E. (2004). Learning communities. <text:span text:style-name="T93">College Teaching,</text:span> 52, 150-155.</text:p>
      <text:p text:style-name="P17">http://www.ivytech.edu/about/news-stories/achievingthedream070809.html</text:p>
      <text:p text:style-name="P1"><text:soft-page-break/><text:tab/>Dossey, J., Mullis, I., Lindquist, M, &amp; Chambers, D. (1988). The mathematics report card: Are we measuring up? Trends and achievement based on the 1986 National <text:span text:style-name="T64">Assessment. Princeton, NJ: Educational Testing Service.<text:tab/></text:span></text:p>
      <text:p text:style-name="P1"><text:span text:style-name="T115"><text:tab/></text:span><text:span text:style-name="T65">Douglas, R. (1986). </text:span><text:span text:style-name="T98">Toward a lean and lively calculus</text:span><text:span text:style-name="T65">. <text:s/>MAA Notes, No. 6. Washington, DC: Mathematical Association of America.</text:span></text:p>
      <text:p text:style-name="P16"><text:tab/>Dossey, J., Mullis, I., Lindquist, M, &amp; Chambers, D. (1988). The mathematics report</text:p>
      <text:p text:style-name="P16">card: Are we measuring up? Trends and achievement based on the 1986 National</text:p>
      <text:p text:style-name="P16">Assessment. Princeton, NJ: Educational Testing Service</text:p>
      <text:p text:style-name="P60"><text:tab/>Dubinsky, E. (1991) Reflective abstraction. In D. Tall (Ed.), <text:span text:style-name="T93">Advanced Mathematical Thinking</text:span>. Boston: Kluser Academic publishers, 101-123.</text:p>
      <text:p text:style-name="P10"><text:tab/>Dweck, C. S. (1986). Motivational processes affecting learning. <text:span text:style-name="T93">American Psychologist, 41,</text:span> 1040-1048. </text:p>
      <text:p text:style-name="P44"><text:span text:style-name="T47"><text:tab/>Eccles, J. S. (1983). Expectations, values and academic behaviors. In J. T. Spence (Ed.), </text:span><text:span text:style-name="T60">Achievement and achievement motivations</text:span><text:span text:style-name="T47"> (pp. 75-146). San Francisco: Freeman. </text:span></text:p>
      <text:p text:style-name="P41"><text:span text:style-name="T47"><text:tab/>Education Commission of the States. State Policies on Community College Remedial Education: Findings from a National Survey, 2002. </text:span><text:a xlink:type="simple" xlink:href="http://ecs.org/clearinghouse/40/81/4081.pdf"><text:span text:style-name="T47">http://ecs.org/clearinghouse/40/81/4081.pdf</text:span></text:a></text:p>
      <text:p text:style-name="P60"><text:tab/>Emig, J. (1977). Writing: an act of cognition, in C.W. Griffin (ed.), <text:span text:style-name="T93">New Direction for Teaching and Learning: Teaching Writing in All Disciplines, </text:span>Jossey-Bass, San Francisco,15 -26.</text:p>
      <text:p text:style-name="P4"><text:span text:style-name="T22">Erickson, E. (1968). Identity: Youth, and crisis. New York: W.W. Norton.</text:span></text:p>
      <text:p text:style-name="P13"><text:tab/>Erickson, E. (1968). <text:span text:style-name="T93">Identity: Youth, and crisis</text:span>. New York: W.W. Norton.</text:p>
      <text:p text:style-name="P39"><text:tab/><text:span text:style-name="T46">Fennema, E. &amp; Sherman, J. A. (1976). Fennema-Sherman Mathematics Attitude Scales. </text:span><text:span text:style-name="T63">JSAS: Catalog of Selected Documents in Psychology, 6</text:span><text:span text:style-name="T46">, 31. </text:span></text:p>
      <text:p text:style-name="P29"><text:soft-page-break/><text:tab/>Fennema, E. &amp; Sherman, J. A. (1978). Sex-related differences in mathematics achievement, spatial visualization and affective factors: A further study. <text:span text:style-name="T93">Journal for Research in Mathematics Education, 9</text:span>, 189-203.</text:p>
      <text:p text:style-name="P74"><text:tab/>Ferrini-Mundy, J., &amp; Graham, K (1991). <text:span text:style-name="T93">Research in calculus learning. Understanding of limits, derivatives, and integrals.</text:span> Paper presented at the Joint Mathematics Meetings, Special <text:s/>Session on Research in Undergraduate Mathematics Education, San Francisco.</text:p>
      <text:p text:style-name="P66"><text:tab/>Fi, <text:span text:style-name="T109">D. </text:span>and Degner, <text:span text:style-name="T109">K. (2012) </text:span>Teaching through Problem Solving. <text:span text:style-name="T66">Mathematics Teacher </text:span><text:span text:style-name="T67">| </text:span><text:span text:style-name="T66">Vol. 105, No. 6.</text:span> The National Council of Teachers of Mathematics, Inc. www.nctm.org. Fischbein, E. (1990). Introduction. In P. Nesher &amp; kilpatrick <text:s/>(Eds.), <text:span text:style-name="T93">Mathematics and Cognition: A research synthesis by the International Group for the Psychology of Mathematics Education.</text:span> Cambridge: Cambridge University Press, 1-13.</text:p>
      <text:p text:style-name="P60"><text:tab/>Florida Department of Education (2010). Classroom cognitive and meta-cognitive strategies for teachers:Research-based strategies for problem-solving in mathematics K-12. Bureau of Exceptional Education and Student Services, Florida Department of Eduction. Tallahassee, Fl.</text:p>
      <text:p text:style-name="P43"><text:span text:style-name="T11"><text:tab/></text:span><text:span text:style-name="T12">Florida </text:span><text:span text:style-name="T11">Office of Program Policy Analysis and Government Accountability </text:span><text:span text:style-name="T12">(2006). </text:span><text:span text:style-name="T11">Steps Can Be Taken to Reduce Remediation Rates; 78 <text:s/>percent of Community College Students, 10 percent of <text:s/>University Students Need Remediation, 2006. </text:span><text:span text:style-name="T47"><text:s/></text:span><text:a xlink:type="simple" xlink:href="http://www.oppaga.state.fl.us/reports/pdf/0640rpt.pdf"><text:span text:style-name="T47">http://www.oppaga.state.fl.us/reports/pdf/0640rpt.pdf</text:span></text:a></text:p>
      <text:p text:style-name="P9"><text:span text:style-name="T2"><text:tab/></text:span><text:span text:style-name="T1">Florida Office of Program Policy Analysis &amp; Government Accountability (2007). Half of College Students Needing emediation Drop Out; Remediation Completers Do <text:s/>Almost as Well as Other Students. 2007 http://www.oppaga.state.fl.us/reports/pdf/0731rpt.pdf</text:span></text:p>
      <text:p text:style-name="P48"><text:span text:style-name="T53"><text:tab/>Florida Office of Program Policy Analysis &amp; Government Accountability </text:span><text:span text:style-name="T51">(2007)</text:span><text:span text:style-name="T53">. Half of College Students Needing emediation Drop Out; Remediation Completers Do <text:s/>Almost as Well as Other Students. 2007</text:span><text:span text:style-name="T47"> </text:span><text:a xlink:type="simple" xlink:href="http://www.oppaga.state.fl.us/reports/pdf/0731rpt.pdf"><text:span text:style-name="T47">http://www.oppaga.state.fl.us/reports/pdf/0731rpt.pdf</text:span></text:a></text:p>
      <text:p text:style-name="P42"><text:span text:style-name="T47"><text:tab/>Florida College System </text:span><text:span text:style-name="T51">(</text:span><text:span text:style-name="T47">2013</text:span><text:span text:style-name="T51">).</text:span><text:span text:style-name="T47"> Annual Report 1</text:span><text:a xlink:type="simple" xlink:href="http://www.corestandards.org/resources/frequently-asked-questions"><text:span text:style-name="T85">"Frequently Asked Questions."</text:span></text:a><text:span text:style-name="T77"> Common Core </text:span><text:soft-page-break/><text:span text:style-name="T77">State Standards Initiative. Retrieved December 4, 2013.</text:span></text:p>
      <text:p text:style-name="P61"><text:tab/>Frid, S. (1994). Three approaches to undergraduate calculus instruction: Their nature and potential impact on students’ language use and sources on conviction. In Ed Dubinsky, Alan Schoenfeld, &amp; Jim Kaput (eds.), <text:span text:style-name="T93">Research in Collegiate Mathematics Education.</text:span> <text:span text:style-name="T93">1</text:span>, Conference Board of the Mathematical Sciences. American Mathematical Society.</text:p>
      <text:p text:style-name="P60"><text:tab/>Fulwiler, T. (1982). Writing: An act of cognition, in C. W. Griffin (ed.), <text:span text:style-name="T93">New Direction for Teaching and Learning: Teaching Writing in All Disciplines,</text:span> Jossey-Bass, San Francisco, 15-26.</text:p>
      <text:p text:style-name="P18">Garfloa, J. &amp; Lester, F. K. (1985). Metacognition, cognitive monitoring, and mathematical performance. Journal for Research in Mathematics Education, 16, 163-176/</text:p>
      <text:p text:style-name="P16"><text:tab/>Garfloa, J. &amp; Lester, F. K. (1985). Metacognition, cognitive monitoring, and mathematical performance. <text:span text:style-name="T93">Journal for Research in Mathematics Education</text:span>, 16, 163-176/</text:p>
      <text:p text:style-name="P76"><text:span text:style-name="T115"><text:tab/>Goldenburg, P.E. (1988). Mathematical metaphors, and human <text:s/>factors: mathematical, technical, and pedagogical representations of function. <text:s/></text:span><text:span text:style-name="T97">Journal of Mathematical Behavior, 7,</text:span><text:span text:style-name="T115"> 135-169.</text:span></text:p>
      <text:p text:style-name="P56"><text:span text:style-name="T47"><text:tab/></text:span><text:span text:style-name="T28">Gonzalez, S. (2012) </text:span><text:span text:style-name="T27">State Impact Florida: 13th Grade: Why More Florida Students Than Ever Struggle With Math. </text:span><text:a xlink:type="simple" xlink:href="http://www.wusf.usf.edu/">WUSF</text:a><text:span text:style-name="T31"> </text:span><text:span text:style-name="T27">Public Media and </text:span><text:a xlink:type="simple" xlink:href="http://www.wlrn.org/"><text:span text:style-name="T31">WLRN</text:span></text:a><text:span text:style-name="T27">Public Media.</text:span></text:p>
      <text:p text:style-name="P74"><text:span text:style-name="T29"><text:tab/>Hackett, G. (1985). Role of mathematics self-efficacy in the choice of math-related majors of college women and men: A path analysis. </text:span><text:span text:style-name="T30">Journal of Counseling Psychology, 32</text:span><text:span text:style-name="T29">, 47-56.</text:span>Heid, M. K. (1988). Resequencing skills and concepts in applied calculus using the computer as a tool. <text:span text:style-name="T93">Journal for Research in Mathematics Education, 19</text:span>, 3-25.</text:p>
      <text:p text:style-name="P66"><text:span text:style-name="T109"><text:tab/>Hiebert, J. &amp; Wearne, D. (2003). Developing understanding through problem solving. In </text:span></text:p>
      <text:p text:style-name="P66"><text:span text:style-name="T109">H.L. Schoen (Ed.) Teaching mathematics through problem solving: Grades 6-12. (pp. 3-14). Reston, VA: National Council of Teachers of Mathematics. </text:span><text:tab/></text:p>
      <text:p text:style-name="P77"><text:span text:style-name="T66"><text:tab/>Hiebert, James, and Douglas A. Grouws. 2007. The Effects of Classroom Mathematics Teaching on Students’ Learning. In </text:span><text:span text:style-name="T71">Second Handbook of Research on Mathematics Teaching and</text:span></text:p>
      <text:p text:style-name="P77"><text:soft-page-break/><text:span text:style-name="T71">Learning</text:span><text:span text:style-name="T68">, </text:span><text:span text:style-name="T66">edited by Frank K. Lester, pp. 371–404. Reston, VA: National Council of Teachers of Mathematics.</text:span></text:p>
      <text:p text:style-name="P66"><text:tab/>Hiebert J., &amp; Carpenter, T. P. (1992). Learning an teaching with understanding.</text:p>
      <text:p text:style-name="P60">In D. A. Grouws (Ed.), <text:span text:style-name="T93">Handbook of research on mathematics teaching and learning</text:span> (pp. 65-97). Reston, VA: National Council of Teachers of Mathematics; New York: Macmillan.</text:p>
      <text:p text:style-name="P24"><text:tab/>Higher Education Extension Service. (1992). The academic performance of college</text:p>
      <text:p text:style-name="P8"><text:span text:style-name="T115">students. New York: Teacher's College, Columbia University</text:span></text:p>
      <text:p text:style-name="P67"><text:span text:style-name="T22"><text:tab/></text:span>Hinsley, D.A., Hayes, J.R., &amp; Simon, H.A. From words to equations: meaning and representation in algebra word problems. In M. Just &amp; P. Carpenter (Eds.), Cognitive processes in comprehension (pp. 89-106). Hillsdale, NJ: Erlbaum.</text:p>
      <text:p text:style-name="P69"><text:tab/><text:span text:style-name="T87">H</text:span>odgkinson, H. (1993). Southern crossroads: A demographic look at the southeast.</text:p>
      <text:p text:style-name="P19">Tallahassee, FL: Southeastern Regional Vision for Education.</text:p>
      <text:p text:style-name="P70"><text:tab/>Jackson, C., &amp; Leffingwell, R. (1999). The role of instructors in creating math anxiety in students from kindergarten through college. <text:span text:style-name="T89">Mathematics Teacher</text:span><text:span text:style-name="T36">, 92(7),</text:span> 583-587.  (ERIC Document Reproduction Service No. ED 431 628) <text:tab/></text:p>
      <text:p text:style-name="P70"/>
      <text:p text:style-name="P70"><text:tab/>Johnson, J. (1992). Using Symbolic calculators to facilitate constructivist learning in mathematics of finance. <text:span text:style-name="T93">Dissertation Abstracts International, 53-02</text:span>, 434.</text:p>
      <text:p text:style-name="P60"><text:tab/>Judson, P. (1990). Using computer algebra systems in mathematics courses. <text:span text:style-name="T93">Journal of Mathematical Behavior, 9</text:span>, 153-158.</text:p>
      <text:p text:style-name="P17"><text:tab/>Karwin, T. J. (1973). Flying a learning center: Design and costs of an off-campus space for</text:p>
      <text:p text:style-name="P17">learning. Berkeley: T<text:span text:style-name="T93">he Carnegie Commission on Higher Education</text:span>.</text:p>
      <text:p text:style-name="P19"><text:tab/>Keimig, R. T. (1983). Raising academic standards: A guide to learning improvement.</text:p>
      <text:p text:style-name="P19"><text:soft-page-break/>(ASHE/ERIC Research Report)<text:tab/></text:p>
      <text:p text:style-name="P19"><text:tab/>Kirst, M. W. &amp; Venezie, A. (2004). The case for improving connections between K-12 schools</text:p>
      <text:p text:style-name="P17">and colleges. In R. Kazi, J. Vargas &amp; N. Hoffman, (Eds.), Double the numbers: Increasing postsecondary credentials for underrepresented youth. Harvard Education Press: Cambridge.</text:p>
      <text:p text:style-name="P71"><text:tab/>Kilpatrick J. (1992). A history of Research in mathematics education. In D. A. Grouws (Ed.), <text:span text:style-name="T93">Handbook of research on mathematics teaching and learning</text:span> (pp. 3-23). Reston, VA: National Council of Teachers of <text:s/>Mathematics; New York: Macmillan.</text:p>
      <text:p text:style-name="P59"><text:span text:style-name="T118"><text:tab/>Kolb, J. &amp; Waters, W. (1974). The Secondary Mathemaitcs Curriculum. Report to the Divison of Mathemacis, NC State Department of Public Instruciton ansd State Advisory Council </text:span><text:span text:style-name="T56">on SecondarySchool Mathematics, 1974.</text:span><text:span text:style-name="T47"><text:tab/></text:span></text:p>
      <text:p text:style-name="P80"><text:tab/>Kramarski, B.&amp; Mevarech, Z. (2003). Enhancing mathematical reasoning in the classroom: effects of cooperative learning and metacognitiive training. American Educational Research Journal. 40(1), 281-310<text:span text:style-name="T115">Knoblauch, C. D. &amp; Brannon, L. (1983). Writing as learning through the</text:span><text:span text:style-name="T117"> <text:s text:c="3"/></text:span><text:span text:style-name="T115">curriculum, </text:span><text:span text:style-name="T97">College English, 45,</text:span><text:span text:style-name="T115"> 465-74.</text:span></text:p>
      <text:p text:style-name="P71"><text:tab/>Lampert, M. (1986). Knowing, doing, and teaching multiplication. <text:span text:style-name="T89">Cognition and Instruction</text:span><text:span text:style-name="T36">, </text:span>3(4), 305-342. </text:p>
      <text:p text:style-name="P71"><text:tab/>Lampert, M. (1990). When the problem is not the and the solution is not the answer.: Mathematical knowing and teaching. <text:span text:style-name="T93">American Education Research Journal, 27</text:span>, 29-63.</text:p>
      <text:p text:style-name="P60"><text:tab/></text:p>
      <text:p text:style-name="P60"><text:span text:style-name="T115"><text:tab/>Lesh, R. (1981). Applied mathematical problem solving. </text:span><text:span text:style-name="T97">Educational Studies in Mathematics</text:span><text:span text:style-name="T115">, 12(20</text:span><text:span text:style-name="T116">)</text:span><text:span text:style-name="T115">, 235-265.</text:span></text:p>
      <text:p text:style-name="P21"><text:tab/>Lester, F., Garofalo, J., &amp; Kroll, D. (1989). The role of metacognition in mathematical problem solving: A study of two grade seven classes. Final report to the National Science Foundation of NSF project MDR 85-50346</text:p>
      <text:p text:style-name="P60"><text:soft-page-break/><text:tab/>Luchins, A. S. (1942). Mechanization in problem solving. <text:span text:style-name="T93">Psychological Monographs, 546,</text:span> 54. </text:p>
      <text:p text:style-name="P68"><text:tab/>Lucas, C.A., Goerss, B.L. (2007). Using a post-graphic organizer in the mathematics classroom. Journal of Reading Education, 32(2), 26-30.Mathematical Sciences Education Board and <text:tab/>Marwine, A. (1989). Reflections on the uses of informal writing. In P. Connolly</text:p>
      <text:p text:style-name="P60">&amp; T. Vilardi (Eds.), <text:span text:style-name="T93">Writing to learn mathematics and science </text:span>(pp. 56-69). New York: teachers College Press.</text:p>
      <text:p text:style-name="P76"><text:tab/><text:span text:style-name="T115">Mayher, J. S., Lester, N. B., &amp; Pradl, G. M. (1983). </text:span><text:span text:style-name="T97">Learning to Write/Writing to Learn.</text:span><text:span text:style-name="T115"> Boynton/Cook Publishers, Inc., Upper Montclair, NJ.</text:span></text:p>
      <text:p text:style-name="P60"><text:tab/>Melin-Conjeros, J. (1992). The effect of using a computer algebra system in a mathematics laboratory on the achievement and attitude of calculus students. <text:span text:style-name="T93">Dissertation Abstracts International, 53</text:span>, 2283A.</text:p>
      <text:p text:style-name="P60"><text:tab/>Mett, C. L. (1989). Writing in mathematics: Evidence of learning through</text:p>
      <text:p text:style-name="P60">writing. <text:span text:style-name="T93">The Clearing House</text:span>, 62, 292-293.</text:p>
      <text:p text:style-name="P2"><text:tab/>Minnesota State Colleges and Universities and the <text:s/>University of Minnesota <text:span text:style-name="T103">(2008)</text:span>. Getting Prepared: A 2008 Report on Recent High School Graduates Who Took Developmental/Remedial Courses, 2008 http://www.mnscu.edu/media/publications/pdf/gettingprepared08.pd</text:p>
      <text:p text:style-name="P60"><text:tab/>Monk, S. (1992).<text:span text:style-name="T93"> A framework for describing student understanding of functions</text:span>. Paper presented at the annual meeting of the American Educational Research Association, San Francisco.</text:p>
      <text:p text:style-name="P16"><text:tab/>Montague, M. (2003). Solve it: A mathematical problem-solving instructional program.  Reston, VA: Exceptional Innovations.</text:p>
      <text:p text:style-name="P6"><text:tab/><text:span text:style-name="T106">Moranto, R. and McShane, M (2012). </text:span>President Obama and Education Reform: The Personal and the Political (Education Policy), <text:span text:style-name="T107">Palgrave Macmillan, <text:s/>, NY.</text:span> </text:p>
      <text:p text:style-name="P30"><text:span text:style-name="T47"><text:tab/>Nahrgang, C.L. &amp; Peterson, B.T.(1986). Using writing to learn mathematics. </text:span><text:span text:style-name="T60">Mathematics Teacher, 79</text:span><text:span text:style-name="T47">, 461-465.</text:span></text:p>
      <text:p text:style-name="P30"><text:soft-page-break/><text:span text:style-name="T47"><text:tab/>National Achieve, Inc. Closing the Expectations Gap: An Annual 50-State Progress Report on the Alignment of High School Policies with the Demands of College and Career, 2008 </text:span><text:a xlink:type="simple" xlink:href="http://www.achieve.org/files/50-state-2008-"><text:span text:style-name="T47">http://www.achieve.org/files/50-state-2008-</text:span></text:a><text:span text:style-name="T47"> final02-25-08.pdf</text:span></text:p>
      <text:p text:style-name="P17"><text:span text:style-name="T105"><text:tab/>National Association for Developmental Education (2014). </text:span>The role of learning assistance programs. Research and teaching in developmental education. 5(2), pp. 25-38. http:// www.nade.net/.../<text:tab/></text:p>
      <text:p text:style-name="P22"><text:tab/>NCAT. (2010). http://www.thencat.org/.</text:p>
      <text:p text:style-name="P17"><text:tab/>NCLCA. (2010). http://www.eiu.edu/~lrnasst/nclca/.<text:tab/></text:p>
      <text:p text:style-name="P17"><text:tab/>National Center for Education Statistics. Remedial Education at Degree-Granting Postsecondary Institutions <text:s/>in Fall 2000, 2003. <text:s/>http://nces.ed.gov/pubs2004/2004010.pdf</text:p>
      <text:p text:style-name="P20"><text:span text:style-name="T103"><text:tab/>National Center for Educational Statistics (2004). </text:span>The Condition of Education. See “Remediation and <text:s/>Degree Completion” athttp://nces.ed.gov/programs/coe/2004/pdf/18_2004.pdf and “Remedial Coursetaking” at http://nces.ed.gov/programs/coe/2004/pdf/31_2004.pdf</text:p>
      <text:p text:style-name="P20"><text:span text:style-name="T103"><text:tab/>National Center for Educational Statistics (2008). </text:span>Trends Among High School Seniors: 1972–2004, 2008. http://nces.ed.gov/pubs2008/2008320.pdf</text:p>
      <text:p text:style-name="P60"><text:tab/>National Council of Teachers of Mathematics (1989). <text:span text:style-name="T93">Curriculum and evaluation standards for school mathematics.</text:span> Reston, V.A.: NCTM.</text:p>
      <text:p text:style-name="P60"><text:tab/>National Council of Teachers of Mathematics (1991). <text:span text:style-name="T93">Professional standards for teaching mathematics.</text:span> Reston, V.A.: NCTM. Norman, A. F. &amp; Pritchard, M. K. (1994). Cognitive obstacles to the learning of calculus: a Kruketskiian perspective. In J. Kaput and E. Dubinsky (Eds.). <text:span text:style-name="T93">Research Issues in Undergraduate Mathematics Learning: preliminary Analyses and Results.</text:span> The Mathematical Association of <text:s/>America. Notes Number 33.(pp 65-74). </text:p>
      <text:p text:style-name="P16"><text:tab/>National Council of Supervisors of Mathematics. (1978). Position paper on basic mathematical skills. <text:span text:style-name="T93">Mathematics Teacher</text:span>, 71(2), 147-52. How we think: A restatement of the relation of reflective <text:soft-page-break/>think to the educative process. Boston: Heath</text:p>
      <text:p text:style-name="P31"><text:span text:style-name="T47"><text:tab/>National Library of Virtual Math Manipulative. Retrieved from the Web </text:span><text:span text:style-name="T54">(2014)</text:span><text:span text:style-name="T47">. </text:span><text:a xlink:type="simple" xlink:href="http://nlvm.usu.edu/en/nav/vlibrary.html"><text:span text:style-name="T47">http://nlvm.usu.edu/en/nav/vlibrary.html</text:span></text:a></text:p>
      <text:p text:style-name="P22"><text:span text:style-name="T19"><text:tab/>National Commission on Excellence in Education, "A Nation at Risk," April 1983, pp. 114–55, </text:span><text:a xlink:type="simple" xlink:href="http://www.ed.gov/pubs/natatrisk/index">www.ed.gov/pubs/natatrisk/index</text:a><text:span text:style-name="T19">.</text:span></text:p>
      <text:p text:style-name="P22"><text:span text:style-name="T19"><text:tab/>National Education Association, "NEA's Story: Answering the Call," February 2006, www.nea.org/aboutnea/neastory.html. </text:span></text:p>
      <text:p text:style-name="P15"><text:span text:style-name="T37"><text:tab/></text:span>National Research Council, (1989). <text:span text:style-name="T93">Everybody Counts: A report to the nation on the future of mathematics education.</text:span> Washington, DC: National Academy press.</text:p>
      <text:p text:style-name="P47"><text:span text:style-name="T77"><text:tab/>Nosich, Gerald M. (2009, 2005, 2001) </text:span><text:span text:style-name="T78">Learning to Think Things Through: A Guide to Critical Thinking Across the Curriculum</text:span><text:span text:style-name="T77">. Published by </text:span><text:a xlink:type="simple" xlink:href="http://en.wikipedia.org/wiki/Prentice_Hall"><text:span text:style-name="T81">Pearson Prentice Hall</text:span></text:a><text:span text:style-name="T77">. 3rd edition, pp. 33–38.</text:span></text:p>
      <text:p text:style-name="P60"><text:tab/>Nussbaum, J. Novick, S. (1982). Alternative Frameworks, Conceptual conflict and accommodation: Toward a principled teaching strategy. <text:span text:style-name="T93">Instructional Science,11,</text:span> 183-200.</text:p>
      <text:p text:style-name="P27"><text:span text:style-name="T35"><text:tab/></text:span><text:span text:style-name="T33">Gladwell, M. (2008). </text:span><text:span text:style-name="T32">Outliers: The Story of Success </text:span><text:a xlink:type="simple" xlink:href="http://en.wikipedia.org/wiki/Little,_Brown_and_Company"><text:span text:style-name="T15">Little, Brown and Company</text:span></text:a><text:span text:style-name="T7">.</text:span><text:span text:style-name="T90"> </text:span><text:span text:style-name="T91">New York, NY.</text:span></text:p>
      <text:p text:style-name="P27"><text:tab/>Paul, R. &amp; Elder, L. (2001). Critical Thinking: Tools for Taking Charge of Your Learning and Your Life. Upper Saddle River, N.J: Prentice Hall</text:p>
      <text:p text:style-name="P18"><text:tab/>Paul, R. &amp; Elder, L. (2003). The Miniature Guide to Critical Thinking: Concepts and Tools. The Foundation for Critical Thinking. Dillon Beach, CA.</text:p>
      <text:p text:style-name="P16"><text:tab/>Paul, R. &amp; Elder, L. (2007). How to Study and Learn a Discipline. Dillon Beach, CA: Foundations for Critical Thinking Press.</text:p>
      <text:p text:style-name="P16"><text:tab/>Paul, R. &amp; Elder, L. (2007). How to Improve Student Learning: 30 Practical Ideas. Dillon <text:soft-page-break/>Beach, CA: Foundations for Critical Thinking Press.</text:p>
      <text:p text:style-name="P47"><text:span text:style-name="T57"><text:tab/>Paul, R. (2007) C</text:span><text:span text:style-name="T47">ritical </text:span>Thinking n <text:span text:style-name="T88">Every Domain </text:span>of <text:span text:style-name="T88">Knowledge and Belief. <text:s/>The 27</text:span><text:span text:style-name="T74">th</text:span><text:span text:style-name="T88"> Annual International Conference on Critical Thinking July23-26,2007. </text:span>KeynoteAddress. <text:span text:style-name="T119">Be</text:span>rkeley, CA.</text:p>
      <text:p text:style-name="P23"><text:span text:style-name="T2"><text:tab/>Paul, R. &amp; Elder, L. (20</text:span><text:span text:style-name="T3">10</text:span><text:span text:style-name="T2">). </text:span><text:span text:style-name="T3">The Thinkers Guide to Analytic Thinking: How to Take Thinking Apart and What to Look for When You Do</text:span><text:span text:style-name="T4">. Dillon Beach, CA: Foundations for Critical Thinking Press.</text:span><text:span text:style-name="T2"> </text:span><text:span text:style-name="T5"><text:s/></text:span></text:p>
      <text:p text:style-name="P23"><text:span text:style-name="T3"><text:tab/></text:span><text:span text:style-name="T2">Paul, R., </text:span><text:span text:style-name="T3">Niewoehner, R.,</text:span><text:span text:style-name="T2"> &amp; Elder, L. (200</text:span><text:span text:style-name="T4">7</text:span><text:span text:style-name="T2">). </text:span><text:span text:style-name="T3">The Thinkers Guide to Engineering Reasoning</text:span><text:span text:style-name="T4">. Dillon Beach, CA: Foundations for Critical Thinking Press.</text:span><text:span text:style-name="T2"> </text:span></text:p>
      <text:p text:style-name="P60"><text:tab/>Pearce, D. &amp; Davidson, D. M. (1988). Teacher use of writing in junior high</text:p>
      <text:p text:style-name="P60">mathematics classrooms. <text:span text:style-name="T93">School Science and Mathematics</text:span>, 88, 6-15.</text:p>
      <text:p text:style-name="P60"><text:tab/>Piaget, <text:s/>J. &amp; Inhelder (1967). <text:span text:style-name="T93">The child’s conception of space.</text:span> New York: W. W. <text:s/>Norton.</text:p>
      <text:p text:style-name="P60"><text:tab/>Piaget (1970). <text:span text:style-name="T93">Structuralism.</text:span> New York: Basic Books.</text:p>
      <text:p text:style-name="P60"><text:tab/>Piaget, J. (1980). <text:span text:style-name="T93">Experiments in contradiction</text:span>. Chicago: University of Chicago Press.</text:p>
      <text:p text:style-name="P60"><text:tab/>Piaget, J <text:s/>(1978). <text:span text:style-name="T93">The equilibration of cognitive structures</text:span>. Chicago: University of <text:s text:c="7"/>Chicago Press.</text:p>
      <text:p text:style-name="P52"><text:span text:style-name="T47"><text:tab/>Polya, G. (19</text:span><text:span text:style-name="T59">57</text:span><text:span text:style-name="T47">). </text:span><text:span text:style-name="T58">H</text:span><text:span text:style-name="T47">ow to solve it. Princeton University Press.</text:span> </text:p>
      <text:p text:style-name="P72"><text:tab/>Porzio, D. (1994). The effects of differing technological approaches to calculus on students’ use and understanding of multiple representations. <text:span text:style-name="T93">Dissertation Abstracts International, 61/55.</text:span> p.1087.</text:p>
      <text:p text:style-name="P50"><text:span text:style-name="T38">Ronald Reagan, Executive Order 12612, October 26,1987. </text:span><text:a xlink:type="simple" xlink:href="http://www.reagan.utexas.edu/archives/speeches/1987/102687d.ht"><text:span text:style-name="T45">www.reagan.utexas.edu/archives/speeches/1987/102687d.ht</text:span></text:a></text:p>
      <text:p text:style-name="P60"><text:tab/>Powell, A. &amp; Lopez, . (1989). Writing as a vehicle to learn mathematics: A case study. In P. Connolly &amp; T. Vilardi (Eds.), <text:span text:style-name="T93">Writing to learn mathematics and science</text:span> (pp. 56-69). New York: teachers College Press.</text:p>
      <text:p text:style-name="P72"><text:span text:style-name="T115"><text:tab/></text:span><text:span text:style-name="T6">Pritchett, Bailey.</text:span><text:a xlink:type="simple" xlink:href="http://news.heartland.org/newspaper-article/2013/07/22/common-core-testing-costs-increase-georgia-withdraws"><text:span text:style-name="T24">"Common Core Testing Costs Increase; Georgia Withdraws"</text:span></text:a><text:span text:style-name="T6">. Heartland Foundation. Retrieved February 3, 2014.</text:span></text:p>
      <text:p text:style-name="P72"><text:soft-page-break/><text:span text:style-name="T115"><text:tab/>Putnam, R. T., Lampert, M., &amp; Peterson, P. L. (1990). Alternative perspectives on knowing mathematics in elementary schools. In C. B. Cazden (Ed.), </text:span><text:span text:style-name="T97">Review of Research In Education </text:span><text:span text:style-name="T115">(pp. 57-150). Washington, D. C.: American Educational Research Association. </text:span></text:p>
      <text:p text:style-name="P70"><text:span text:style-name="T115"><text:tab/>Reimer, W. &amp; Reimer, L (2005). Historical connections in mathematics volume III: resources for using history of mathematics in the classroom. AIMS Educational Foundation.<text:tab/></text:span></text:p>
      <text:p text:style-name="P57"><text:span text:style-name="T47">Resnick, L. </text:span><text:span text:style-name="T52">(1987). </text:span><text:span text:style-name="T47">The 1987 Presidential Address: Learning in School and out. </text:span><text:span text:style-name="Citation"><text:span text:style-name="T83">Educational Researcher</text:span></text:span><text:span text:style-name="T82">, v16 n9 p13-20 Dec 1987</text:span></text:p>
      <text:p text:style-name="P58"><text:span text:style-name="T47"><text:tab/></text:span><text:span text:style-name="T55">Resnisk, L. (1987). </text:span><text:span text:style-name="Emphasis"><text:span text:style-name="T89">Education and Learning to Think </text:span></text:span>. Washington, DC: The National Academies Press. </text:p>
      <text:p text:style-name="P58"><text:span text:style-name="T47"><text:tab/>Rose, B. (1989). <text:s/>Using expressive writing to support the learning of mathematics. </text:span><text:span text:style-name="T60">Dissertation Abstracts International. 50/04</text:span><text:span text:style-name="T47">, p. 867.</text:span></text:p>
      <text:p text:style-name="P60"><text:tab/>Rosenblum, V. (1992). Mathematical Discourse in grades two and three: Effect on reasoning ability, self-esteem, computation, and creativity. <text:span text:style-name="T93">Dissertation Abstracts International; DAI, 5304A</text:span>, 1047.<text:tab/></text:p>
      <text:p text:style-name="P22"><text:tab/><text:span text:style-name="T104">Russell, A (2013) </text:span>Enhancing College Student Success Through Developmental Education.</text:p>
      <text:p text:style-name="P22">Senior State Policy Consultant National Center for Developmental Education Website 2013.</text:p>
      <text:p text:style-name="P54"><text:span text:style-name="T47"><text:tab/>Saxe, G. (1988). Candy selling and math learning. </text:span><text:span text:style-name="T60">Educational Researcher, 17</text:span><text:span text:style-name="T47">, 14 -21.</text:span></text:p>
      <text:p text:style-name="P55"><text:span text:style-name="T47"><text:tab/>Program of International Student Assessment </text:span><text:span text:style-name="T48">(2014) w</text:span><text:span text:style-name="T47">ebsite</text:span><text:span text:style-name="T38"> <text:tab/></text:span><text:a xlink:type="simple" xlink:href="http://www.oecd.org/pisa/keyfindings/pisa-2012-results.htm"><text:span text:style-name="T47">http://www.oecd.org/pisa/keyfindings/pisa-2012-results.htm</text:span></text:a><text:span text:style-name="T47"> <text:s/></text:span></text:p>
      <text:p text:style-name="P71"><text:tab/>Sharpe, A. D. (1978). Essentials for an effective learning environment. In J. D. Terry &amp; R. W.</text:p>
      <text:p text:style-name="P71">Holes (eds.), The administration of learning resources centers (pp. 128-139). Washington: University Press of America.Schoenfeld, Alan H. (1985). <text:span text:style-name="T93">Mathematical Problem Solving</text:span>, Academic Press, Orlando.</text:p>
      <text:p text:style-name="P82"><text:tab/>Schoenfeld, A.H. (1983). Episodic and executive decisions in mathematics problem solving. In <text:soft-page-break/>R. Lesh &amp; M. Landau, Acquisition of mathematics concepts and processes. New York'\: Academic Press.</text:p>
      <text:p text:style-name="P82"><text:tab/>Schoenfeld, A.H. (1987). Cognitive science and mathematics <text:span text:style-name="T93">education</text:span>. <text:s/>Hillsdale, N.J.: Lawrence Erlbaum Associates.</text:p>
      <text:p text:style-name="P18"><text:tab/>Schoenfeld, A.H. (1987). Cognition science and mathematics education: An overview. <text:span text:style-name="T93">Cognitive science and mathematics education</text:span>. Hillsdale, NJ: Lawrence Erlbaum.</text:p>
      <text:p text:style-name="P16"><text:tab/>Schoenfeld, A. H. (1991). On mathematics as sensemaking: An informal attack on the unfortunate divorce of formal an informal mathematics. In J. F. Voss, D. N. Perkins, &amp; J. W. Segal (Eds.) , <text:span text:style-name="T93">Informal reasoning and education</text:span> (pp. 311-344) Hillsdale NJ: Erlbaum.</text:p>
      <text:p text:style-name="P21"><text:tab/>Schoenfeld, A. H. (1992). Learning to think mathematically: Problem solving,</text:p>
      <text:p text:style-name="P21">metacognition, and sense-making in mathematics. In D. Grouws (Ed.), <text:span text:style-name="T93">Handbook for</text:span></text:p>
      <text:p text:style-name="P21"><text:span text:style-name="T93">Research on Mathematics Teaching and Learning</text:span> (pp. 334-370). New York: MacMillan<text:tab/></text:p>
      <text:p text:style-name="P21"><text:tab/>Schoenfeld, A. (in press). On mathematics as sense-making: An informal attack on the unfortunate divorce of formal and informal mathematics. In D.N. Perkins, J. Segal, &amp; J. Voss (Eds.), Informal reasoning and education. Hillsdale, NJ: Erlbaum.</text:p>
      <text:p text:style-name="P40"><text:span text:style-name="T47"><text:tab/>Schoenfeld, A. (forthcoming). Reflections on doing and teaching mathematics. In A. Schoenfeld (Ed.), Mathematical thinking and problem solving. </text:span><text:span text:style-name="T8">In </text:span><text:span text:style-name="Emphasis"><text:span text:style-name="T10">D. N. Perkins</text:span></text:span><text:span text:style-name="T10">, </text:span><text:span text:style-name="Emphasis"><text:span text:style-name="T10">J</text:span></text:span><text:span text:style-name="T10">.</text:span><text:span text:style-name="Emphasis"><text:span text:style-name="T10">Segal, &amp; J</text:span></text:span><text:span text:style-name="T10">. </text:span><text:span text:style-name="Emphasis"><text:span text:style-name="T10">Voss </text:span></text:span><text:span text:style-name="T10">(</text:span><text:span text:style-name="Emphasis"><text:span text:style-name="T10">Eds</text:span></text:span><text:span text:style-name="T10">.), </text:span><text:span text:style-name="Emphasis"><text:span text:style-name="T10">Informal reasoning and education</text:span></text:span><text:span text:style-name="T10">. </text:span><text:span text:style-name="Emphasis"><text:span text:style-name="T10">Hillsdale</text:span></text:span><text:span text:style-name="T10">, </text:span><text:span text:style-name="Emphasis"><text:span text:style-name="T10">NJ</text:span></text:span><text:span text:style-name="T10">: </text:span><text:span text:style-name="Emphasis"><text:span text:style-name="T10">Erlbaum</text:span></text:span><text:span text:style-name="T77"> </text:span></text:p>
      <text:p text:style-name="P25"><text:tab/>Schrock, C. (1990). Calculus and computing: An exploratory study ton examine the effectiveness of using a compute algebra system to develop increased conceptual understanding in a first-semester calculus course <text:span text:style-name="T93">Dissertation Abstracts International, 50,</text:span> 1926A.</text:p>
      <text:p text:style-name="P25"><text:tab/>Seldon, J., A., &amp; Seldon, A. (1990, March). Constructivism in mathematics education: A view of how people learn. <text:span text:style-name="T93">UME Trends</text:span>, 8-9. </text:p>
      <text:p text:style-name="P68"><text:soft-page-break/><text:tab/>Simon (1995, May). <text:span text:style-name="T93">Reconstructing mathematics pedagogy from a constructivist perspective. Paper presented at 9th Annual Research Institute Teacher Education. Center for research in mathematics and science education. </text:span>North Carolina State University.</text:p>
      <text:p text:style-name="P60"><text:tab/>Silver, E.A., Branca, N. &amp; Adams, V. (1980). Metacognition. The missing link in problem solving? Proceeding of the fourth international conference for the psychology of mathematics education. Berkeley, CA:PME.</text:p>
      <text:p text:style-name="P73"><text:tab/>Skane M. (1993). Utilizing a conceptual change model with college precalculus studnts: Amending misconceptions about the distributive law. <text:span text:style-name="T93">Dissertation Abstracts International-A 54/05,</text:span> 1715.</text:p>
      <text:p text:style-name="P73"><text:tab/>Skemp R. (1976). Relational Understanding and Instrumental Understanding. <text:span text:style-name="T93">Mathematics Teaching, 77</text:span>; 20-26.</text:p>
      <text:p text:style-name="P73"><text:tab/>S<text:span text:style-name="T100">l</text:span>ew, J. (2013). Top-Down Approach to Teaching Problem Solving Heuristics in Mathematics. Center for Research in Pedagogy and Practice, National Institute of Education, Nanyang Technological University, Singapore.<text:tab/></text:p>
      <text:p text:style-name="P73"><text:tab/>Small, D.B., Hosack, J.M. (1986). Algebra systems tools for reforming calculus instruction. In R. G. Douglas (Ed.), <text:span text:style-name="T93">Toward a Lean and Lively Calculus</text:span>, (pp. 143). Washington, DC: The Mathematical Association of America. </text:p>
      <text:p text:style-name="P75"><text:tab/>Stillmanm G. (2010). Metacognition research in mathematics education: from hot topic to mature field. ZDM International Journal for Mathematics Education. Australian Catholic University. Australia</text:p>
      <text:p text:style-name="P49"><text:span text:style-name="T38"><text:tab/>Spellings, </text:span><text:span text:style-name="T39">M. (2005) </text:span><text:span text:style-name="T38">"10 Facts About K-12 Education Funding," Department of Education, </text:span><text:a xlink:type="simple" xlink:href="http://www.ed.gov/about/overview/fed/10facts/10facts.pdf"><text:span text:style-name="T45">www.ed.gov/about/overview/fed/10facts/10facts.pdf</text:span></text:a><text:span text:style-name="T38">.</text:span></text:p>
      <text:p text:style-name="P79"><text:tab/><text:span text:style-name="T115">Steen, Lynn A.M (Ed). (1987). Calculus for a <text:s/>new century: </text:span><text:span text:style-name="T97">A pump not a filter</text:span><text:span text:style-name="T115">. (MAA Notes, No. 8). Washington DC: Mathematical Association of America.</text:span></text:p>
      <text:p text:style-name="P73"><text:tab/>Steffe &amp; Gale (1995). <text:span text:style-name="T93">Constructivism in Education</text:span>. Hillsdale, NJ: Lawrence Erlbaum.</text:p>
      <text:p text:style-name="P73"><text:soft-page-break/><text:tab/>Stewart, C. B. (1992). Journal writing in mathematics classrooms: A practical</text:p>
      <text:p text:style-name="P73">inquiry <text:s/>(writing to learn). <text:span text:style-name="T93">Dissertation Abstracts International, 53/12</text:span>, p. 242.</text:p>
      <text:p text:style-name="P73"><text:tab/>Stigler, J., &amp; Perry, M. (1989). Cross cultural studies of mathematics teaching and learning: Recent findings and new directions. In D. Grouws &amp; T. Cooney (Eds.), Effective Mathematics Teaching (pp. 194-223). Hillsdale, NJ: Erlbaum.<text:tab/></text:p>
      <text:p text:style-name="P68"><text:tab/>Suydam, M. (1987). Implications from research on problem solving. In F. R. Curcio, Teaching and learning. A problem solving focus. Reston, VA: National Council of Teachers of Mathematics.<text:tab/></text:p>
      <text:p text:style-name="P60"><text:tab/>Tall, D. (1990). Inconsistencies in the learning of calculus and analysis. <text:span text:style-name="T93">Focus on Learning Problems in Mathematics, 12</text:span>, 49-63.</text:p>
      <text:p text:style-name="P45"><text:span text:style-name="T8"><text:tab/>Toppo, </text:span><text:span text:style-name="T9">G. <text:s/></text:span><text:span text:style-name="T8">(May 1, 2012).</text:span><text:a xlink:type="simple" xlink:href="http://usatoday30.usatoday.com/news/education/story/2012-04-28/common-core-education/54583192/1"><text:span text:style-name="T23">"Common Core standards drive wedge in education circles"</text:span></text:a><text:span text:style-name="T8">.</text:span><text:span text:style-name="T13">USA Today</text:span><text:span text:style-name="T8">. Retrieved 201</text:span><text:span text:style-name="T9">4</text:span><text:span text:style-name="T8">.</text:span><text:span text:style-name="T47"> </text:span></text:p>
      <text:p text:style-name="P60"><text:tab/>Tzur R. (1995). Interaction and Children’s fraction learning. <text:span text:style-name="T93">Dissertation Abstracts International, 56-10A</text:span>, p. 3874. </text:p>
      <text:p text:style-name="P7"><text:span text:style-name="T37"><text:tab/>U.S. Department of Education </text:span><text:span text:style-name="T43">(2008).</text:span><text:span text:style-name="T37"> Digest of Education Statistics, 2008, Table 104</text:span></text:p>
      <text:p text:style-name="P2"><text:span text:style-name="T37"><text:tab/>U.S. Department of Education </text:span><text:span text:style-name="T44">(2006)</text:span><text:span text:style-name="T37">. The Toolbox Revisited: Paths to Degree Completion from High School Through College, 2006. http://www.ed.gov/rschstat/research/pubs/toolboxrevisit/toolbox.pdf</text:span></text:p>
      <text:p text:style-name="P60"><text:span text:style-name="T37"/></text:p>
      <text:p text:style-name="P60"><text:tab/>Vygotsky, L. S. (1987). <text:span text:style-name="T93">The collected works of L. S. Vygotsky, 1, Problems of general psychology</text:span>. New York: Plenum Publishing.</text:p>
      <text:p text:style-name="P60"><text:tab/>Vygotsky, L.S. (1962). <text:span text:style-name="T93">Thought and Language</text:span>., MIT Press, Cambridge MA.</text:p>
      <text:p text:style-name="P60"><text:tab/>Vygotsky, L. S. (1981). The instructional method in psychology. In J. V. Wertsch, (ed.), <text:span text:style-name="T93">The concept of activity in Soviet psychology.</text:span> Armonk, NY: M.E. Sharpe, pp. 134-143.</text:p>
      <text:p text:style-name="P65"><text:tab/>Von Glasserfeld, E. (1987). Learning as a constructive activity. <text:s/>In C. Janvier (Ed.), <text:span text:style-name="T93">Problems of </text:span><text:soft-page-break/><text:span text:style-name="T93">representation in the teaching and learning of mathematics</text:span>, (pp. 69-77). Hillsdale, NJ: Lawrence Erlbaum.</text:p>
      <text:p text:style-name="P21"><text:tab/>Voss, <text:span text:style-name="T101">J.</text:span> (Eds.), Informal reasoning and education. Hillsdale, NJ: Erlbaum.</text:p>
      <text:p text:style-name="P22"><text:span text:style-name="T19"><text:tab/>Wayne J. Urban and Jennings L. Wagoner Jr., American Education: A History, 3rded. (Boston: McGraw-Hill, 2004), p. 171.</text:span></text:p>
      <text:p text:style-name="P45"><text:a xlink:type="simple" xlink:href="http://en.wikipedia.org/wiki/Common_Core_State_Standards_Initiative#cite_ref-corestandards.org.2Fterms-of-use_9-0"><text:span text:style-name="T47">http://en.wikipedia.org/wiki/Common_Core_State_Standards_Initiative#cite_ref-</text:span></text:a><text:a xlink:type="simple" xlink:href="http://en.wikipedia.org/wiki/Common_Core_State_Standards_Initiative#cite_ref-corestandards.org.2Fterms-of-use_9-0"><text:span text:style-name="T47">corestandards.org.2Fterms-of-use_9-0</text:span></text:a></text:p>
      <text:p text:style-name="P5"><text:tab/>Wilson, J., Fernandez, M., Hadaway, N. (2013). Mathematical Problem Solving. The University of Georgia (retrieved from the web.)</text:p>
      <text:p text:style-name="P60"><text:tab/>Wilson B., Teslow, Osman, R. (1995). The impact of constructivism on ID Fundamentals. In B. Seels (Ed. ), <text:span text:style-name="T93">Instructional Design Fundamentals: A Review and Reconsideration. (pp. 137-157)</text:span> Englewood Cliffs NJ: Educational Technology Publications.</text:p>
      <text:p text:style-name="P18"><text:span text:style-name="T25"><text:tab/>Yackel, E, Cobb, P., &amp; Wood, T. (1991) Small-group interaction as a source of learning opportunities in second-grade mathematics. </text:span><text:span text:style-name="T26">Journal for Research in Mathematics Education, 22(5),</text:span><text:span text:style-name="T25"> 390-408 </text:span>Blais, D.M. (1988). Constructivism: A theoretical revolution for algebra. The Mathematics Teacher, 81 (11), 64-31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Arial1" svg:font-family="Arial, sans-serif"/>
    <style:font-face style:name="Calibri1" svg:font-family="Calibri, sans-serif"/>
    <style:font-face style:name="Georgia" svg:font-family="Georgia, serif"/>
    <style:font-face style:name="Georgia\, serif" svg:font-family="'Georgia\, serif'"/>
    <style:font-face style:name="Helvetica Neue" svg:font-family="'Helvetica Neue', Arial, sans-serif"/>
    <style:font-face style:name="Helvetica" svg:font-family="Helvetica, Arial, sans-serif"/>
    <style:font-face style:name="Interstate-Light1" svg:font-family="Interstate-Light, serif"/>
    <style:font-face style:name="Lucida Grande1" svg:font-family="'Lucida Grande'"/>
    <style:font-face style:name="Lucida Grande" svg:font-family="'Lucida Grande', Verdana, Arial, Helvetica, sans-serif"/>
    <style:font-face style:name="Mangal1" svg:font-family="Mangal"/>
    <style:font-face style:name="Times New Roman1" svg:font-family="'Times New Roman'"/>
    <style:font-face style:name="Verdana3" svg:font-family="Verdana"/>
    <style:font-face style:name="Verdana2" svg:font-family="Verdana, Helvetica, sans-serif"/>
    <style:font-face style:name="Verdana1" svg:font-family="Verdana, sans-serif"/>
    <style:font-face style:name="arial" svg:font-family="arial, sans-serif"/>
    <style:font-face style:name="inherit" svg:font-family="inherit"/>
    <style:font-face style:name="sans-serif" svg:font-family="sans-serif"/>
    <style:font-face style:name="serif" svg:font-family="serif"/>
    <style:font-face style:name="Calibri" svg:font-family="Calibri" style:font-family-generic="roman"/>
    <style:font-face style:name="EspritMath" svg:font-family="EspritMath" style:font-family-generic="roman"/>
    <style:font-face style:name="EspritMathBookItalic" svg:font-family="EspritMathBookItalic" style:font-family-generic="roman"/>
    <style:font-face style:name="HelveticaNeue-Roman" svg:font-family="HelveticaNeue-Roman" style:font-family-generic="roman"/>
    <style:font-face style:name="Interstate-Bold" svg:font-family="Interstate-Bold" style:font-family-generic="roman"/>
    <style:font-face style:name="Interstate-Light" svg:font-family="Interstate-Light" style:font-family-generic="roman"/>
    <style:font-face style:name="Interstate-RegularItalic" svg:font-family="Interstate-RegularItalic" style:font-family-generic="roman"/>
    <style:font-face style:name="MathematicalPi-Six" svg:font-family="MathematicalPi-Six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Plato Regular" svg:font-family="'Plat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family="'Times New Roman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8:40:17.789000000</meta:creation-date>
    <dc:date>2014-06-11T15:58:08.192000000</dc:date>
    <meta:editing-duration>P6DT6H21M4S</meta:editing-duration>
    <meta:editing-cycles>12</meta:editing-cycles>
    <meta:generator>LibreOffice/4.1.4.2$Windows_x86 LibreOffice_project/0a0440ccc0227ad9829de5f46be37cfb6edcf72</meta:generator>
    <meta:print-date>2014-06-09T14:49:10.825000000</meta:print-date>
    <meta:document-statistic meta:table-count="0" meta:image-count="0" meta:object-count="0" meta:page-count="19" meta:paragraph-count="216" meta:word-count="4320" meta:character-count="32384" meta:non-whitespace-character-count="28006"/>
  </office:meta>
</office:document-meta>
</file>